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OpenSymbol2" svg:font-family="OpenSymbol, 'Arial Unicode MS'"/>
    <style:font-face style:name="sans-serif" svg:font-family="sans-serif"/>
    <style:font-face style:name="F" svg:font-family=""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681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1.75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justify" style:justify-single-word="false"/>
    </style:style>
    <style:style style:name="P5" style:family="paragraph" style:parent-style-name="Standard">
      <style:text-properties fo:font-variant="normal" fo:text-transform="none" fo:color="#000000" fo:letter-spacing="normal"/>
    </style:style>
    <style:style style:name="P6" style:family="paragraph" style:parent-style-name="Standard">
      <style:text-properties fo:font-variant="normal" fo:text-transform="none" fo:color="#000000" fo:letter-spacing="normal" officeooo:rsid="00089b1a" officeooo:paragraph-rsid="00089b1a"/>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officeooo:rsid="002a71cd"/>
    </style:style>
    <style:style style:name="P9" style:family="paragraph" style:parent-style-name="Heading_20_2">
      <style:text-properties officeooo:rsid="0016f614" officeooo:paragraph-rsid="0016f614"/>
    </style:style>
    <style:style style:name="P10" style:family="paragraph" style:parent-style-name="Heading_20_2">
      <style:text-properties officeooo:paragraph-rsid="0019e8f7"/>
    </style:style>
    <style:style style:name="P11" style:family="paragraph" style:parent-style-name="Heading_20_2">
      <style:text-properties officeooo:paragraph-rsid="0040f91d"/>
    </style:style>
    <style:style style:name="P12" style:family="paragraph" style:parent-style-name="Heading_20_3">
      <style:text-properties officeooo:paragraph-rsid="002e45fb"/>
    </style:style>
    <style:style style:name="P13" style:family="paragraph" style:parent-style-name="Text_20_body" style:list-style-name="L71"/>
    <style:style style:name="P14" style:family="paragraph" style:parent-style-name="Text_20_body">
      <style:text-properties officeooo:rsid="00089b1a" officeooo:paragraph-rsid="00089b1a"/>
    </style:style>
    <style:style style:name="P15" style:family="paragraph" style:parent-style-name="Text_20_body">
      <style:text-properties officeooo:rsid="000e3e6b" officeooo:paragraph-rsid="000e3e6b"/>
    </style:style>
    <style:style style:name="P16" style:family="paragraph" style:parent-style-name="Text_20_body">
      <style:text-properties officeooo:rsid="000e3e6b" officeooo:paragraph-rsid="00107161"/>
    </style:style>
    <style:style style:name="P17" style:family="paragraph" style:parent-style-name="Text_20_body">
      <style:text-properties officeooo:paragraph-rsid="0011c692"/>
    </style:style>
    <style:style style:name="P18" style:family="paragraph" style:parent-style-name="Text_20_body">
      <style:text-properties officeooo:rsid="0016f614" officeooo:paragraph-rsid="0016f614"/>
    </style:style>
    <style:style style:name="P19" style:family="paragraph" style:parent-style-name="Text_20_body">
      <style:text-properties officeooo:rsid="0018b8be" officeooo:paragraph-rsid="0018b8be"/>
    </style:style>
    <style:style style:name="P20" style:family="paragraph" style:parent-style-name="Text_20_body">
      <style:text-properties officeooo:paragraph-rsid="0019e8f7"/>
    </style:style>
    <style:style style:name="P21" style:family="paragraph" style:parent-style-name="Text_20_body">
      <style:text-properties officeooo:paragraph-rsid="001b1c11"/>
    </style:style>
    <style:style style:name="P22" style:family="paragraph" style:parent-style-name="Text_20_body">
      <style:text-properties officeooo:rsid="001b1c11" officeooo:paragraph-rsid="001b1c11"/>
    </style:style>
    <style:style style:name="P23" style:family="paragraph" style:parent-style-name="Text_20_body">
      <style:text-properties officeooo:paragraph-rsid="001ca78e"/>
    </style:style>
    <style:style style:name="P24" style:family="paragraph" style:parent-style-name="Text_20_body">
      <style:text-properties officeooo:rsid="001dc1ec" officeooo:paragraph-rsid="001dc1ec"/>
    </style:style>
    <style:style style:name="P25" style:family="paragraph" style:parent-style-name="Text_20_body">
      <style:text-properties officeooo:rsid="00228d74" officeooo:paragraph-rsid="00228d74"/>
    </style:style>
    <style:style style:name="P26" style:family="paragraph" style:parent-style-name="Text_20_body">
      <style:text-properties officeooo:rsid="00228d74" officeooo:paragraph-rsid="002e45fb"/>
    </style:style>
    <style:style style:name="P27" style:family="paragraph" style:parent-style-name="Text_20_body">
      <style:text-properties officeooo:rsid="002637ae" officeooo:paragraph-rsid="002637ae"/>
    </style:style>
    <style:style style:name="P28" style:family="paragraph" style:parent-style-name="Text_20_body">
      <style:text-properties officeooo:paragraph-rsid="002993da"/>
    </style:style>
    <style:style style:name="P29" style:family="paragraph" style:parent-style-name="Text_20_body">
      <style:text-properties officeooo:rsid="002e45fb" officeooo:paragraph-rsid="002e45fb"/>
    </style:style>
    <style:style style:name="P30" style:family="paragraph" style:parent-style-name="Text_20_body">
      <style:text-properties officeooo:paragraph-rsid="00301743"/>
    </style:style>
    <style:style style:name="P31" style:family="paragraph" style:parent-style-name="Text_20_body">
      <style:text-properties officeooo:paragraph-rsid="003b5ced"/>
    </style:style>
    <style:style style:name="P32" style:family="paragraph" style:parent-style-name="Text_20_body">
      <style:text-properties officeooo:rsid="003ddb1b" officeooo:paragraph-rsid="003ddb1b"/>
    </style:style>
    <style:style style:name="P33" style:family="paragraph" style:parent-style-name="Text_20_body">
      <style:text-properties officeooo:paragraph-rsid="003ddb1b"/>
    </style:style>
    <style:style style:name="P34" style:family="paragraph" style:parent-style-name="Text_20_body">
      <style:text-properties officeooo:paragraph-rsid="003e8286"/>
    </style:style>
    <style:style style:name="P35" style:family="paragraph" style:parent-style-name="Text_20_body">
      <style:text-properties style:font-name="DejaVu" officeooo:paragraph-rsid="0019e8f7"/>
    </style:style>
    <style:style style:name="P36" style:family="paragraph" style:parent-style-name="Text_20_body">
      <style:text-properties officeooo:rsid="0040f91d" officeooo:paragraph-rsid="0040f91d"/>
    </style:style>
    <style:style style:name="P37" style:family="paragraph" style:parent-style-name="Text_20_body">
      <style:text-properties officeooo:rsid="0040f91d" officeooo:paragraph-rsid="0042b91e"/>
    </style:style>
    <style:style style:name="P38" style:family="paragraph" style:parent-style-name="Text_20_body" style:list-style-name="L72">
      <style:text-properties officeooo:rsid="0042b91e" officeooo:paragraph-rsid="0042b91e"/>
    </style:style>
    <style:style style:name="P39" style:family="paragraph" style:parent-style-name="Text_20_body">
      <style:text-properties officeooo:rsid="00431d10" officeooo:paragraph-rsid="00431d10"/>
    </style:style>
    <style:style style:name="P40" style:family="paragraph" style:parent-style-name="Text_20_body" style:list-style-name="L73">
      <style:text-properties officeooo:rsid="00431d10" officeooo:paragraph-rsid="00431d10"/>
    </style:style>
    <style:style style:name="P41" style:family="paragraph" style:parent-style-name="Text_20_body" style:list-style-name="L74">
      <style:text-properties officeooo:rsid="00431d10" officeooo:paragraph-rsid="00431d10"/>
    </style:style>
    <style:style style:name="P42" style:family="paragraph" style:parent-style-name="Text_20_body" style:list-style-name="L73">
      <style:text-properties fo:font-style="italic" officeooo:rsid="00431d10" officeooo:paragraph-rsid="00431d10" style:font-style-asian="italic" style:font-style-complex="italic"/>
    </style:style>
    <style:style style:name="P43"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44" style:family="paragraph" style:parent-style-name="Text_20_body">
      <style:text-properties officeooo:rsid="0044b30d" officeooo:paragraph-rsid="0044b30d"/>
    </style:style>
    <style:style style:name="P45" style:family="paragraph" style:parent-style-name="Text_20_body">
      <style:text-properties officeooo:rsid="004906ae" officeooo:paragraph-rsid="004906ae"/>
    </style:style>
    <style:style style:name="P46" style:family="paragraph" style:parent-style-name="Text_20_body">
      <style:text-properties officeooo:rsid="004cff2e" officeooo:paragraph-rsid="004cff2e"/>
    </style:style>
    <style:style style:name="P47" style:family="paragraph" style:parent-style-name="Text_20_body">
      <style:text-properties officeooo:rsid="004f76e1" officeooo:paragraph-rsid="004f76e1"/>
    </style:style>
    <style:style style:name="P48" style:family="paragraph" style:parent-style-name="Footnote">
      <style:text-properties officeooo:rsid="004731e8" officeooo:paragraph-rsid="004731e8"/>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agraph-properties fo:text-align="center"/>
    </style:style>
    <style:style style:name="P53" style:family="paragraph">
      <style:paragraph-properties fo:text-align="center"/>
      <style:text-properties fo:font-style="italic" style:font-style-asian="italic" style:font-style-complex="italic"/>
    </style:style>
    <style:style style:name="P54" style:family="paragraph">
      <style:text-properties style:font-name="F" fo:font-size="12pt" fo:font-style="italic" style:font-style-asian="italic" style:font-style-complex="italic"/>
    </style:style>
    <style:style style:name="P55" style:family="paragraph">
      <style:paragraph-properties fo:text-align="center"/>
      <style:text-properties fo:font-weight="bold" style:font-weight-asian="bold" style:font-weight-complex="bold"/>
    </style:style>
    <style:style style:name="P56" style:family="paragraph">
      <style:text-properties fo:font-weight="bold" style:font-weight-asian="bold" style:font-weight-complex="bold"/>
    </style:style>
    <style:style style:name="P57" style:family="paragraph">
      <style:paragraph-properties fo:text-align="center"/>
      <style:text-properties style:font-name="F" fo:font-size="12pt" fo:font-style="italic" style:font-style-asian="italic" style:font-style-complex="italic"/>
    </style:style>
    <style:style style:name="P58" style:family="paragraph">
      <style:paragraph-properties fo:text-align="center"/>
      <style:text-properties style:font-name="F" fo:font-size="12pt" fo:font-style="normal" fo:font-weight="bold" style:font-style-asian="normal" style:font-weight-asian="bold" style:font-style-complex="normal" style:font-weight-complex="bold"/>
    </style:style>
    <style:style style:name="P59" style:family="paragraph">
      <style:paragraph-properties fo:text-align="center"/>
      <style:text-properties fo:font-style="normal" fo:font-weight="bold" style:font-style-asian="normal" style:font-weight-asian="bold" style:font-style-complex="normal" style:font-weight-complex="bold"/>
    </style:style>
    <style:style style:name="P60" style:family="paragraph">
      <style:text-properties fo:font-size="18pt" style:font-size-asian="18pt" style:font-size-complex="18pt"/>
    </style:style>
    <style:style style:name="P61" style:family="paragraph">
      <style:text-properties fo:font-size="12pt" style:font-size-asian="12pt" style:font-size-complex="12pt"/>
    </style:style>
    <style:style style:name="P62" style:family="paragraph">
      <style:text-properties fo:color="#666666" fo:font-size="12pt" style:font-size-asian="12pt" style:font-size-complex="12pt"/>
    </style:style>
    <style:style style:name="T1" style:family="text">
      <style:text-properties fo:font-size="22pt" style:font-size-asian="22pt" style:font-size-complex="22pt"/>
    </style:style>
    <style:style style:name="T2" style:family="text">
      <style:text-properties style:text-position="sub 58%" style:font-size-asian="10.5pt"/>
    </style:style>
    <style:style style:name="T3" style:family="text">
      <style:text-properties style:text-position="sub 58%" officeooo:rsid="00053fcd"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officeooo:rsid="00053fcd"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00ea14e" style:font-style-asian="italic" style:font-style-complex="italic"/>
    </style:style>
    <style:style style:name="T8" style:family="text">
      <style:text-properties style:text-position="sub 58%" fo:font-style="italic" officeooo:rsid="00462984" style:font-style-asian="italic" style:font-style-complex="italic"/>
    </style:style>
    <style:style style:name="T9" style:family="text">
      <style:text-properties style:text-position="0% 100%" style:font-size-asian="10.5pt"/>
    </style:style>
    <style:style style:name="T10" style:family="text">
      <style:text-properties style:text-position="0% 100%" officeooo:rsid="00053fcd" style:font-size-asian="10.5pt"/>
    </style:style>
    <style:style style:name="T11" style:family="text">
      <style:text-properties style:text-position="0% 100%" officeooo:rsid="00089b1a" style:font-size-asian="10.5pt"/>
    </style:style>
    <style:style style:name="T12" style:family="text">
      <style:text-properties style:text-position="0% 100%" fo:font-style="italic" style:font-size-asian="10.5pt" style:font-style-asian="italic" style:font-style-complex="italic"/>
    </style:style>
    <style:style style:name="T13" style:family="text">
      <style:text-properties style:text-position="0% 100%" fo:font-style="italic" officeooo:rsid="00053fcd" style:font-size-asian="10.5pt" style:font-style-asian="italic" style:font-style-complex="italic"/>
    </style:style>
    <style:style style:name="T14" style:family="text">
      <style:text-properties style:text-position="0% 100%" fo:font-style="italic" officeooo:rsid="000ea14e"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0c5083" style:font-style-asian="italic" style:font-style-complex="italic"/>
    </style:style>
    <style:style style:name="T17" style:family="text">
      <style:text-properties fo:font-style="italic" officeooo:rsid="000e3e6b" style:font-style-asian="italic" style:font-style-complex="italic"/>
    </style:style>
    <style:style style:name="T18" style:family="text">
      <style:text-properties fo:font-style="italic" officeooo:rsid="000ea14e" style:font-style-asian="italic" style:font-style-complex="italic"/>
    </style:style>
    <style:style style:name="T19" style:family="text">
      <style:text-properties fo:font-style="italic" officeooo:rsid="00288500" style:font-style-asian="italic" style:font-style-complex="italic"/>
    </style:style>
    <style:style style:name="T20" style:family="text">
      <style:text-properties fo:font-style="italic" officeooo:rsid="003791b3" style:font-style-asian="italic" style:font-style-complex="italic"/>
    </style:style>
    <style:style style:name="T21" style:family="text">
      <style:text-properties fo:font-style="italic" officeooo:rsid="002e45fb" style:font-style-asian="italic" style:font-style-complex="italic"/>
    </style:style>
    <style:style style:name="T22" style:family="text">
      <style:text-properties fo:font-style="italic" officeooo:rsid="00392664" style:font-style-asian="italic" style:font-style-complex="italic"/>
    </style:style>
    <style:style style:name="T23" style:family="text">
      <style:text-properties fo:font-style="italic" officeooo:rsid="0042b91e" style:font-style-asian="italic" style:font-style-complex="italic"/>
    </style:style>
    <style:style style:name="T24" style:family="text">
      <style:text-properties fo:font-style="italic" officeooo:rsid="00431d10" style:font-style-asian="italic" style:font-style-complex="italic"/>
    </style:style>
    <style:style style:name="T25" style:family="text">
      <style:text-properties fo:font-style="italic" officeooo:rsid="0043f433" style:font-style-asian="italic" style:font-style-complex="italic"/>
    </style:style>
    <style:style style:name="T26" style:family="text">
      <style:text-properties fo:font-style="italic" officeooo:rsid="00462984" style:font-style-asian="italic" style:font-style-complex="italic"/>
    </style:style>
    <style:style style:name="T27" style:family="text">
      <style:text-properties fo:font-style="italic" officeooo:rsid="002a71cd" style:font-style-asian="italic" style:font-style-complex="italic"/>
    </style:style>
    <style:style style:name="T28" style:family="text">
      <style:text-properties fo:font-style="italic" officeooo:rsid="00327a8e" style:font-style-asian="italic" style:font-style-complex="italic"/>
    </style:style>
    <style:style style:name="T29" style:family="text">
      <style:text-properties officeooo:rsid="000a1af9"/>
    </style:style>
    <style:style style:name="T30" style:family="text">
      <style:text-properties fo:font-weight="bold" style:font-weight-asian="bold" style:font-weight-complex="bold"/>
    </style:style>
    <style:style style:name="T31" style:family="text">
      <style:text-properties fo:font-weight="bold" officeooo:rsid="002a71cd"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officeooo:rsid="0042b91e" style:font-style-asian="normal" style:font-style-complex="normal"/>
    </style:style>
    <style:style style:name="T34" style:family="text">
      <style:text-properties fo:font-style="normal" officeooo:rsid="0043f433" style:font-style-asian="normal" style:font-style-complex="normal"/>
    </style:style>
    <style:style style:name="T35" style:family="text">
      <style:text-properties fo:font-style="normal" officeooo:rsid="00462984" style:font-style-asian="normal" style:font-style-complex="normal"/>
    </style:style>
    <style:style style:name="T36" style:family="text">
      <style:text-properties fo:font-style="normal" officeooo:rsid="004cdef8"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normal" officeooo:rsid="000e3e6b" style:font-style-asian="normal" style:font-weight-asian="normal" style:font-style-complex="normal" style:font-weight-complex="normal"/>
    </style:style>
    <style:style style:name="T39" style:family="text">
      <style:text-properties officeooo:rsid="000c5083"/>
    </style:style>
    <style:style style:name="T40" style:family="text">
      <style:text-properties officeooo:rsid="000e3e6b"/>
    </style:style>
    <style:style style:name="T41" style:family="text">
      <style:text-properties officeooo:rsid="000ea14e"/>
    </style:style>
    <style:style style:name="T42" style:family="text">
      <style:text-properties officeooo:rsid="00129412"/>
    </style:style>
    <style:style style:name="T43" style:family="text">
      <style:text-properties officeooo:rsid="0016f614"/>
    </style:style>
    <style:style style:name="T44" style:family="text">
      <style:text-properties officeooo:rsid="0019e8f7"/>
    </style:style>
    <style:style style:name="T45" style:family="text">
      <style:text-properties officeooo:rsid="001b1c11"/>
    </style:style>
    <style:style style:name="T46" style:family="text">
      <style:text-properties officeooo:rsid="001ca78e"/>
    </style:style>
    <style:style style:name="T47" style:family="text">
      <style:text-properties officeooo:rsid="001fe08a"/>
    </style:style>
    <style:style style:name="T48" style:family="text">
      <style:text-properties officeooo:rsid="00219b02"/>
    </style:style>
    <style:style style:name="T49" style:family="text">
      <style:text-properties officeooo:rsid="0021e6f2"/>
    </style:style>
    <style:style style:name="T50" style:family="text">
      <style:text-properties officeooo:rsid="00228d74"/>
    </style:style>
    <style:style style:name="T51" style:family="text">
      <style:text-properties officeooo:rsid="00288500"/>
    </style:style>
    <style:style style:name="T52" style:family="text">
      <style:text-properties officeooo:rsid="002993da"/>
    </style:style>
    <style:style style:name="T53" style:family="text">
      <style:text-properties officeooo:rsid="002a71cd"/>
    </style:style>
    <style:style style:name="T54" style:family="text">
      <style:text-properties officeooo:rsid="002c0a5f"/>
    </style:style>
    <style:style style:name="T55" style:family="text">
      <style:text-properties officeooo:rsid="002d6398"/>
    </style:style>
    <style:style style:name="T56" style:family="text">
      <style:text-properties officeooo:rsid="002e45fb"/>
    </style:style>
    <style:style style:name="T57" style:family="text">
      <style:text-properties officeooo:rsid="002f4cb1"/>
    </style:style>
    <style:style style:name="T58" style:family="text">
      <style:text-properties officeooo:rsid="00301743"/>
    </style:style>
    <style:style style:name="T59" style:family="text">
      <style:text-properties officeooo:rsid="00327a8e"/>
    </style:style>
    <style:style style:name="T60" style:family="text">
      <style:text-properties officeooo:rsid="003791b3"/>
    </style:style>
    <style:style style:name="T61" style:family="text">
      <style:text-properties officeooo:rsid="003b5ced"/>
    </style:style>
    <style:style style:name="T62" style:family="text">
      <style:text-properties officeooo:rsid="003ddb1b"/>
    </style:style>
    <style:style style:name="T63" style:family="text">
      <style:text-properties officeooo:rsid="003e8286"/>
    </style:style>
    <style:style style:name="T64" style:family="text">
      <style:text-properties officeooo:rsid="0040f91d"/>
    </style:style>
    <style:style style:name="T65" style:family="text">
      <style:text-properties officeooo:rsid="0043f433"/>
    </style:style>
    <style:style style:name="T66" style:family="text">
      <style:text-properties officeooo:rsid="004731e8"/>
    </style:style>
    <style:style style:name="T67" style:family="text">
      <style:text-properties officeooo:rsid="004da779"/>
    </style:style>
    <style:style style:name="T68" style:family="text">
      <style:text-properties style:font-name="F" fo:font-size="12pt" fo:font-style="italic" style:font-style-asian="italic" style:font-style-complex="italic"/>
    </style:style>
    <style:style style:name="T69" style:family="text">
      <style:text-properties style:text-position="-25% 58%" style:font-name="F" fo:font-size="12pt" fo:font-style="italic" style:font-style-asian="italic" style:font-style-complex="italic"/>
    </style:style>
    <style:style style:name="T70" style:family="text">
      <style:text-properties style:text-position="0% 100%" style:font-name="F" fo:font-size="12pt" fo:font-style="italic" style:font-style-asian="italic" style:font-style-complex="italic"/>
    </style:style>
    <style:style style:name="T71" style:family="text">
      <style:text-properties style:text-position="0% 100%" style:font-name="F" fo:font-size="12pt" fo:font-style="normal" fo:font-weight="bold" style:font-style-asian="normal" style:font-weight-asian="bold" style:font-style-complex="normal" style:font-weight-complex="bold"/>
    </style:style>
    <style:style style:name="T72" style:family="text">
      <style:text-properties style:font-name="F" fo:font-size="12pt" fo:font-style="normal" fo:font-weight="bold" style:font-style-asian="normal" style:font-weight-asian="bold" style:font-style-complex="normal" style:font-weight-complex="bold"/>
    </style:style>
    <style:style style:name="T73" style:family="text">
      <style:text-properties style:text-position="-33% 58%" style:font-name="F" fo:font-size="12pt" fo:font-style="italic" style:font-style-asian="italic" style:font-style-complex="italic"/>
    </style:style>
    <style:style style:name="T74" style:family="text">
      <style:text-properties style:text-position="0% 100%" style:font-name="F" fo:font-size="12pt" fo:font-style="italic" fo:font-weight="bold" style:font-style-asian="italic" style:font-weight-asian="bold" style:font-style-complex="italic" style:font-weight-complex="bold"/>
    </style:style>
    <style:style style:name="T75" style:family="text">
      <style:text-properties style:text-position="-33% 58%" style:font-name="F" fo:font-size="12pt" fo:font-style="italic" fo:font-weight="bold" style:font-style-asian="italic" style:font-weight-asian="bold" style:font-style-complex="italic" style:font-weight-complex="bold"/>
    </style:style>
    <style:style style:name="T76" style:family="text">
      <style:text-properties fo:font-size="18pt" style:font-size-asian="18pt" style:font-size-complex="18pt"/>
    </style:style>
    <style:style style:name="T77" style:family="text">
      <style:text-properties style:text-position="-33% 58%" fo:font-style="italic" style:font-style-asian="italic" style:font-style-complex="italic"/>
    </style:style>
    <style:style style:name="T78" style:family="text">
      <style:text-properties fo:font-size="12pt" style:font-size-asian="12pt" style:font-size-complex="12pt"/>
    </style:style>
    <style:style style:name="T79" style:family="text">
      <style:text-properties fo:color="#666666"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style>
    <style:style style:name="gr7" style:family="graphic">
      <style:graphic-properties draw:fill="none" draw:fill-color="#ffffff" draw:textarea-horizontal-align="justify" draw:textarea-vertical-align="middle" draw:auto-grow-height="false" style:run-through="foreground"/>
    </style:style>
    <style:style style:name="gr8" style:family="graphic">
      <style:graphic-properties draw:stroke="solid" draw:stroke-dash="Ultrafine_20_Dashed" svg:stroke-color="#000000" draw:marker-start="" draw:marker-end="Arrow" draw:marker-end-width="0.25cm" draw:textarea-horizontal-align="center" draw:textarea-vertical-align="middle" style:run-through="foreground" style:vertical-pos="from-top" style:vertical-rel="paragraph" style:horizontal-pos="from-left" style:horizontal-rel="paragraph"/>
    </style:style>
    <style:style style:name="gr9" style:family="graphic">
      <style:graphic-properties draw:stroke="dash" draw:stroke-dash="Ultrafine_20_Dashed" svg:stroke-color="#000000" draw:marker-start="" draw:marker-end="Arrow" draw:marker-end-width="0.25cm" draw:textarea-horizontal-align="center" draw:textarea-vertical-align="middle" style:run-through="foreground" style:vertical-pos="from-top" style:vertical-rel="paragraph" style:horizontal-pos="from-left" style:horizontal-rel="paragraph"/>
    </style:style>
    <style:style style:name="gr10" style:family="graphic">
      <style:graphic-properties draw:fill="none" draw:textarea-horizontal-align="justify" draw:textarea-vertical-align="middle" draw:auto-grow-height="false" style:run-through="foreground" style:vertical-pos="from-top" style:vertical-rel="paragraph" style:horizontal-pos="from-left" style:horizontal-rel="paragraph"/>
    </style:style>
    <style:style style:name="gr11" style:family="graphic">
      <style:graphic-properties draw:stroke="solid" draw:stroke-dash="Line_20_with_20_Fine_20_Dots" svg:stroke-color="#000000" draw:marker-start="Arrow" draw:marker-start-width="0.25cm" draw:textarea-horizontal-align="center" draw:textarea-vertical-align="middle" style:run-through="foreground" style:vertical-pos="from-top" style:vertical-rel="paragraph" style:horizontal-pos="from-left" style:horizontal-rel="paragraph"/>
    </style:style>
    <style:style style:name="gr12" style:family="graphic">
      <style:graphic-properties draw:stroke="dash" draw:stroke-dash="Ultrafine_20_Dashed" svg:stroke-color="#000000" draw:marker-start="Arrow" draw:marker-start-width="0.25cm" draw:textarea-horizontal-align="center" draw:textarea-vertical-align="middle" style:run-through="foreground" style:vertical-pos="from-top" style:vertical-rel="paragraph" style:horizontal-pos="from-left" style:horizontal-rel="paragraph"/>
    </style:style>
    <style:style style:name="gr13" style:family="graphic">
      <style:graphic-properties draw:stroke="none" svg:stroke-color="#000000" draw:fill="none" draw:fill-color="#ffffff" fo:min-height="0.706cm" style:run-through="foreground" style:vertical-pos="from-top" style:vertical-rel="paragraph" style:horizontal-pos="from-left" style:horizontal-rel="paragraph"/>
    </style:style>
    <style:style style:name="gr14" style:family="graphic">
      <style:graphic-properties draw:stroke="none" draw:fill-color="#3333ff" draw:textarea-horizontal-align="justify" draw:textarea-vertical-align="middle" draw:auto-grow-height="false" style:run-through="foreground" style:vertical-pos="from-top" style:vertical-rel="paragraph" style:horizontal-pos="from-left" style:horizontal-rel="paragraph"/>
    </style:style>
    <style:style style:name="gr15" style:family="graphic">
      <style:graphic-properties draw:stroke="none" svg:stroke-color="#000000" draw:fill="none" draw:fill-color="#ffffff" fo:min-height="1.485cm" style:run-through="foreground" style:vertical-pos="from-top" style:vertical-rel="paragraph" style:horizontal-pos="from-left" style:horizontal-rel="paragraph"/>
    </style:style>
    <style:style style:name="gr16" style:family="graphic">
      <style:graphic-properties style:run-through="foreground" style:wrap="none" style:vertical-pos="from-top" style:vertical-rel="paragraph" style:horizontal-pos="from-left" style:horizontal-rel="paragraph"/>
    </style:style>
    <style:style style:name="gr17" style:family="graphic">
      <style:graphic-properties draw:fill="none" draw:fill-color="#000000" draw:textarea-horizontal-align="justify" draw:textarea-vertical-align="middle" draw:auto-grow-height="false" style:run-through="foreground"/>
    </style:style>
    <style:style style:name="gr18" style:family="graphic">
      <style:graphic-properties draw:stroke="none" svg:stroke-color="#000000" draw:fill="none" draw:fill-color="#ffffff" fo:min-height="1.485cm" style:run-through="foreground"/>
    </style:style>
    <style:style style:name="gr19" style:family="graphic">
      <style:graphic-properties draw:stroke="none" svg:stroke-color="#000000" draw:fill="none" draw:fill-color="#ffffff" fo:min-height="1.411cm" style:run-through="foreground"/>
    </style:style>
    <style:style style:name="gr20" style:family="graphic">
      <style:graphic-properties draw:stroke="none" svg:stroke-color="#000000" draw:fill="none" draw:fill-color="#ffffff" fo:min-height="0.679cm" style:run-through="foreground"/>
    </style:style>
    <style:style style:name="gr21"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22"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23" style:family="graphic">
      <style:graphic-properties draw:stroke="none" draw:fill-color="#3333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49"><text:a xlink:type="simple" xlink:href="#__RefHeading__107_201455433" text:style-name="Index_20_Link" text:visited-style-name="Index_20_Link">Introducción<text:tab/>3</text:a></text:p>
          <text:p text:style-name="P49"><text:a xlink:type="simple" xlink:href="#__RefHeading__109_201455433" text:style-name="Index_20_Link" text:visited-style-name="Index_20_Link">Objetivo<text:tab/>4</text:a></text:p>
          <text:p text:style-name="P49"><text:a xlink:type="simple" xlink:href="#__RefHeading__111_201455433" text:style-name="Index_20_Link" text:visited-style-name="Index_20_Link">Lógica proposicional<text:tab/>5</text:a></text:p>
          <text:p text:style-name="P50"><text:a xlink:type="simple" xlink:href="#__RefHeading__220_201455433" text:style-name="Index_20_Link" text:visited-style-name="Index_20_Link">Definición<text:tab/>5</text:a></text:p>
          <text:p text:style-name="P50"><text:a xlink:type="simple" xlink:href="#__RefHeading__4294_1570387257" text:style-name="Index_20_Link" text:visited-style-name="Index_20_Link">Constantes<text:tab/>5</text:a></text:p>
          <text:p text:style-name="P51"><text:a xlink:type="simple" xlink:href="#__RefHeading__4296_1570387257" text:style-name="Index_20_Link" text:visited-style-name="Index_20_Link">TRUE<text:tab/>5</text:a></text:p>
          <text:p text:style-name="P51"><text:a xlink:type="simple" xlink:href="#__RefHeading__4298_1570387257" text:style-name="Index_20_Link" text:visited-style-name="Index_20_Link">FALSE<text:tab/>5</text:a></text:p>
          <text:p text:style-name="P50"><text:a xlink:type="simple" xlink:href="#__RefHeading__222_201455433" text:style-name="Index_20_Link" text:visited-style-name="Index_20_Link">Operadores<text:tab/>5</text:a></text:p>
          <text:p text:style-name="P51"><text:a xlink:type="simple" xlink:href="#__RefHeading__224_201455433" text:style-name="Index_20_Link" text:visited-style-name="Index_20_Link">Operador de negación<text:tab/>5</text:a></text:p>
          <text:p text:style-name="P51"><text:a xlink:type="simple" xlink:href="#__RefHeading__226_201455433" text:style-name="Index_20_Link" text:visited-style-name="Index_20_Link">Operador de conjunción<text:tab/>5</text:a></text:p>
          <text:p text:style-name="P51"><text:a xlink:type="simple" xlink:href="#__RefHeading__228_201455433" text:style-name="Index_20_Link" text:visited-style-name="Index_20_Link">Operador de disyunción inclusiva<text:tab/>6</text:a></text:p>
          <text:p text:style-name="P51"><text:a xlink:type="simple" xlink:href="#__RefHeading__4300_1570387257" text:style-name="Index_20_Link" text:visited-style-name="Index_20_Link">Resto de operadores<text:tab/>6</text:a></text:p>
          <text:p text:style-name="P50"><text:a xlink:type="simple" xlink:href="#__RefHeading__4302_1570387257" text:style-name="Index_20_Link" text:visited-style-name="Index_20_Link">Precedencia<text:tab/>6</text:a></text:p>
          <text:p text:style-name="P49"><text:a xlink:type="simple" xlink:href="#__RefHeading__113_201455433" text:style-name="Index_20_Link" text:visited-style-name="Index_20_Link">Árboles Binarios de Decisión<text:tab/>8</text:a></text:p>
          <text:p text:style-name="P50"><text:a xlink:type="simple" xlink:href="#__RefHeading__4304_1570387257" text:style-name="Index_20_Link" text:visited-style-name="Index_20_Link">Introducción<text:tab/>8</text:a></text:p>
          <text:p text:style-name="P50"><text:a xlink:type="simple" xlink:href="#__RefHeading__4470_1570387257" text:style-name="Index_20_Link" text:visited-style-name="Index_20_Link">Orden de las variables<text:tab/>10</text:a></text:p>
          <text:p text:style-name="P50"><text:a xlink:type="simple" xlink:href="#__RefHeading__4306_1570387257" text:style-name="Index_20_Link" text:visited-style-name="Index_20_Link">Árboles reducidos<text:tab/>10</text:a></text:p>
          <text:p text:style-name="P51"><text:a xlink:type="simple" xlink:href="#__RefHeading__4472_1570387257" text:style-name="Index_20_Link" text:visited-style-name="Index_20_Link">No-redundancia<text:tab/>10</text:a></text:p>
          <text:p text:style-name="P51"><text:a xlink:type="simple" xlink:href="#__RefHeading__4474_1570387257" text:style-name="Index_20_Link" text:visited-style-name="Index_20_Link">Unicidad de cada vértice<text:tab/>11</text:a></text:p>
          <text:p text:style-name="P50"><text:a xlink:type="simple" xlink:href="#__RefHeading__4527_1570387257" text:style-name="Index_20_Link" text:visited-style-name="Index_20_Link">Definición<text:tab/>12</text:a></text:p>
          <text:p text:style-name="P50"><text:a xlink:type="simple" xlink:href="#__RefHeading__4476_1570387257" text:style-name="Index_20_Link" text:visited-style-name="Index_20_Link">Implementación<text:tab/>12</text:a></text:p>
          <text:p text:style-name="P50"><text:a xlink:type="simple" xlink:href="#__RefHeading__4478_1570387257" text:style-name="Index_20_Link" text:visited-style-name="Index_20_Link">Operaciones<text:tab/>12</text:a></text:p>
          <text:p text:style-name="P50"><text:a xlink:type="simple" xlink:href="#__RefHeading__240_1232685182" text:style-name="Index_20_Link" text:visited-style-name="Index_20_Link">Apply<text:tab/>12</text:a></text:p>
          <text:p text:style-name="P50"><text:a xlink:type="simple" xlink:href="#__RefHeading__411_1232685182" text:style-name="Index_20_Link" text:visited-style-name="Index_20_Link">Restrict<text:tab/>14</text:a></text:p>
          <text:p text:style-name="P50"><text:a xlink:type="simple" xlink:href="#__RefHeading__767_871160097" text:style-name="Index_20_Link" text:visited-style-name="Index_20_Link">Swap<text:tab/>15</text:a></text:p>
          <text:p text:style-name="P49"><text:a xlink:type="simple" xlink:href="#__RefHeading__115_201455433" text:style-name="Index_20_Link" text:visited-style-name="Index_20_Link">Solución<text:tab/>19</text:a></text:p>
          <text:p text:style-name="P49"><text:a xlink:type="simple" xlink:href="#__RefHeading__117_201455433" text:style-name="Index_20_Link" text:visited-style-name="Index_20_Link">Diseño del software<text:tab/>20</text:a></text:p>
          <text:p text:style-name="P49"><text:a xlink:type="simple" xlink:href="#__RefHeading__119_201455433" text:style-name="Index_20_Link" text:visited-style-name="Index_20_Link">Experimentos y resultados<text:tab/>21</text:a></text:p>
          <text:p text:style-name="P49"><text:a xlink:type="simple" xlink:href="#__RefHeading__121_201455433" text:style-name="Index_20_Link" text:visited-style-name="Index_20_Link">Bibliografía<text:tab/>22</text:a></text:p>
        </text:index-body>
      </text:table-of-content>
      <text:p text:style-name="Standard"/>
      <text:h text:style-name="Heading_20_1" text:outline-level="1"><text:bookmark-start text:name="__RefHeading__107_201455433"/>Introducción<text:bookmark-end text:name="__RefHeading__107_201455433"/></text:h>
      <text:p text:style-name="Text_20_body">Supongamos un sistema complejo, como por ejemplo un sistema web de venta de entradas para cine. Desde el momento que el cliente inicia su compra, ésta existe de forma persistente en el sistema en un estado que podríamos calificar como “pendiente”, puesto que todavía no se ha pagado. Además, el cliente habrá seleccionado sus asientos y éstos se bloquearán, haciendo que no puedan seleccionarse por otros usuarios de esta web.</text:p>
      <text:p text:style-name="Text_20_body">Es obvio que el cliente se ha introducido una máquina de estados implementada en el sitio web.</text:p>
      <text:h text:style-name="Heading_20_1" text:outline-level="1"><text:bookmark-start text:name="__RefHeading__109_201455433"/>Objetivo<text:bookmark-end text:name="__RefHeading__109_201455433"/></text:h>
      <text:h text:style-name="Heading_20_1" text:outline-level="1"><text:bookmark-start text:name="__RefHeading__111_201455433"/>Lógica proposicional<text:bookmark-end text:name="__RefHeading__111_201455433"/></text:h>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p es:</text:p>
      <text:p text:style-name="Text_20_body">p = TRUE, proposición cierta</text:p>
      <text:p text:style-name="Text_20_body">p = FALSE, proposición falsa</text:p>
      <text:p text:style-name="Text_20_body">¬ q, donde q es otra proposición y ¬ el operador de negación</text:p>
      <text:p text:style-name="Text_20_body">Dadas p, q, y r proposiciones, p = q $ r y $ cualquier operador binario.</text:p>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29">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29">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En este trabajo nos centraremos en la interpretación semántica de las fórmulas dejando para el lector la demostración sintáctica, dado que está demostrado (REF)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4">p</text:p>
          </table:table-cell>
          <table:table-cell table:style-name="Tabla1.B1" office:value-type="string">
            <text:p text:style-name="P4">¬ p</text:p>
          </table:table-cell>
        </table:table-row>
        <table:table-row>
          <table:table-cell table:style-name="Tabla1.A2" office:value-type="string">
            <text:p text:style-name="P4">0</text:p>
          </table:table-cell>
          <table:table-cell table:style-name="Tabla1.B2" office:value-type="string">
            <text:p text:style-name="P4">1</text:p>
          </table:table-cell>
        </table:table-row>
        <table:table-row>
          <table:table-cell table:style-name="Tabla1.A2" office:value-type="string">
            <text:p text:style-name="P4">1</text:p>
          </table:table-cell>
          <table:table-cell table:style-name="Tabla1.B2" office:value-type="string">
            <text:p text:style-name="P4">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4">p</text:p>
          </table:table-cell>
          <table:table-cell table:style-name="Tabla2.A1" office:value-type="string">
            <text:p text:style-name="P4">q</text:p>
          </table:table-cell>
          <table:table-cell table:style-name="Tabla2.C1" office:value-type="string">
            <text:p text:style-name="P4">p AND q</text:p>
          </table:table-cell>
        </table:table-row>
        <table:table-row>
          <table:table-cell table:style-name="Tabla2.A2" office:value-type="string">
            <text:p text:style-name="P4">0</text:p>
          </table:table-cell>
          <table:table-cell table:style-name="Tabla2.A2" office:value-type="string">
            <text:p text:style-name="P4">0</text:p>
          </table:table-cell>
          <table:table-cell table:style-name="Tabla2.C2" office:value-type="string">
            <text:p text:style-name="P4">0</text:p>
          </table:table-cell>
        </table:table-row>
        <table:table-row>
          <table:table-cell table:style-name="Tabla2.A2" office:value-type="string">
            <text:p text:style-name="P4">0</text:p>
          </table:table-cell>
          <table:table-cell table:style-name="Tabla2.A2" office:value-type="string">
            <text:p text:style-name="P4">1</text:p>
          </table:table-cell>
          <table:table-cell table:style-name="Tabla2.C2" office:value-type="string">
            <text:p text:style-name="P4">0</text:p>
          </table:table-cell>
        </table:table-row>
        <table:table-row>
          <table:table-cell table:style-name="Tabla2.A2" office:value-type="string">
            <text:p text:style-name="P4">1</text:p>
          </table:table-cell>
          <table:table-cell table:style-name="Tabla2.A2" office:value-type="string">
            <text:p text:style-name="P4">0</text:p>
          </table:table-cell>
          <table:table-cell table:style-name="Tabla2.C2" office:value-type="string">
            <text:p text:style-name="P4">0</text:p>
          </table:table-cell>
        </table:table-row>
        <text:soft-page-break/>
        <table:table-row>
          <table:table-cell table:style-name="Tabla2.A2" office:value-type="string">
            <text:p text:style-name="P4">1</text:p>
          </table:table-cell>
          <table:table-cell table:style-name="Tabla2.A2" office:value-type="string">
            <text:p text:style-name="P4">1</text:p>
          </table:table-cell>
          <table:table-cell table:style-name="Tabla2.C2" office:value-type="string">
            <text:p text:style-name="P4">1</text:p>
          </table:table-cell>
        </table:table-row>
      </table:table>
      <text:p text:style-name="Text_20_body">Muchas veces este operador se identifica con los símbolos ·, AND. <text:span text:style-name="T40">También suele excribirse yuxtaponiendo directramente las variables, de forma que se escribirían una destrás de otra, por lo que si vemos </text:span><text:span text:style-name="T17">F = xy</text:span><text:span text:style-name="T40">, nos referiremos a </text:span><text:span text:style-name="T17">F = x </text:span><text:span text:style-name="T38">AND</text:span><text:span text:style-name="T17">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4">p</text:p>
          </table:table-cell>
          <table:table-cell table:style-name="Tabla3.A1" office:value-type="string">
            <text:p text:style-name="P4">q</text:p>
          </table:table-cell>
          <table:table-cell table:style-name="Tabla3.C1" office:value-type="string">
            <text:p text:style-name="P4">p OR q</text:p>
          </table:table-cell>
        </table:table-row>
        <table:table-row>
          <table:table-cell table:style-name="Tabla3.A2" office:value-type="string">
            <text:p text:style-name="P4">0</text:p>
          </table:table-cell>
          <table:table-cell table:style-name="Tabla3.A2" office:value-type="string">
            <text:p text:style-name="P4">0</text:p>
          </table:table-cell>
          <table:table-cell table:style-name="Tabla3.C2" office:value-type="string">
            <text:p text:style-name="P4">0</text:p>
          </table:table-cell>
        </table:table-row>
        <table:table-row>
          <table:table-cell table:style-name="Tabla3.A2" office:value-type="string">
            <text:p text:style-name="P4">0</text:p>
          </table:table-cell>
          <table:table-cell table:style-name="Tabla3.A2" office:value-type="string">
            <text:p text:style-name="P4">1</text:p>
          </table:table-cell>
          <table:table-cell table:style-name="Tabla3.C2" office:value-type="string">
            <text:p text:style-name="P4">1</text:p>
          </table:table-cell>
        </table:table-row>
        <table:table-row>
          <table:table-cell table:style-name="Tabla3.A2" office:value-type="string">
            <text:p text:style-name="P4">1</text:p>
          </table:table-cell>
          <table:table-cell table:style-name="Tabla3.A2" office:value-type="string">
            <text:p text:style-name="P4">0</text:p>
          </table:table-cell>
          <table:table-cell table:style-name="Tabla3.C2" office:value-type="string">
            <text:p text:style-name="P4">1</text:p>
          </table:table-cell>
        </table:table-row>
        <table:table-row>
          <table:table-cell table:style-name="Tabla3.A2" office:value-type="string">
            <text:p text:style-name="P4">1</text:p>
          </table:table-cell>
          <table:table-cell table:style-name="Tabla3.A2" office:value-type="string">
            <text:p text:style-name="P4">1</text:p>
          </table:table-cell>
          <table:table-cell table:style-name="Tabla3.C2" office:value-type="string">
            <text:p text:style-name="P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p</text:p>
          </table:table-cell>
          <table:table-cell table:style-name="Tabla5.A1" office:value-type="string">
            <text:p text:style-name="P4">q</text:p>
          </table:table-cell>
          <table:table-cell table:style-name="Tabla5.A1" office:value-type="string">
            <text:p text:style-name="P4">p → <text:s/>q</text:p>
          </table:table-cell>
          <table:table-cell table:style-name="Tabla5.D1" office:value-type="string">
            <text:p text:style-name="P4">¬p OR q</text:p>
          </table:table-cell>
        </table:table-row>
        <table:table-row>
          <table:table-cell table:style-name="Tabla5.A2" office:value-type="string">
            <text:p text:style-name="P4">0</text:p>
          </table:table-cell>
          <table:table-cell table:style-name="Tabla5.A2" office:value-type="string">
            <text:p text:style-name="P4">0</text:p>
          </table:table-cell>
          <table:table-cell table:style-name="Tabla5.A2" office:value-type="string">
            <text:p text:style-name="P4">1</text:p>
          </table:table-cell>
          <table:table-cell table:style-name="Tabla5.D2" office:value-type="string">
            <text:p text:style-name="P4">1</text:p>
          </table:table-cell>
        </table:table-row>
        <table:table-row>
          <table:table-cell table:style-name="Tabla5.A2" office:value-type="string">
            <text:p text:style-name="P4">0</text:p>
          </table:table-cell>
          <table:table-cell table:style-name="Tabla5.A2" office:value-type="string">
            <text:p text:style-name="P4">1</text:p>
          </table:table-cell>
          <table:table-cell table:style-name="Tabla5.A2" office:value-type="string">
            <text:p text:style-name="P4">1</text:p>
          </table:table-cell>
          <table:table-cell table:style-name="Tabla5.D2" office:value-type="string">
            <text:p text:style-name="P4">1</text:p>
          </table:table-cell>
        </table:table-row>
        <table:table-row>
          <table:table-cell table:style-name="Tabla5.A2" office:value-type="string">
            <text:p text:style-name="P4">1</text:p>
          </table:table-cell>
          <table:table-cell table:style-name="Tabla5.A2" office:value-type="string">
            <text:p text:style-name="P4">0</text:p>
          </table:table-cell>
          <table:table-cell table:style-name="Tabla5.A2" office:value-type="string">
            <text:p text:style-name="P4">0</text:p>
          </table:table-cell>
          <table:table-cell table:style-name="Tabla5.D2" office:value-type="string">
            <text:p text:style-name="P4">0</text:p>
          </table:table-cell>
        </table:table-row>
        <table:table-row>
          <table:table-cell table:style-name="Tabla5.A2" office:value-type="string">
            <text:p text:style-name="P4">1</text:p>
          </table:table-cell>
          <table:table-cell table:style-name="Tabla5.A2" office:value-type="string">
            <text:p text:style-name="P4">1</text:p>
          </table:table-cell>
          <table:table-cell table:style-name="Tabla5.A2" office:value-type="string">
            <text:p text:style-name="P4">1</text:p>
          </table:table-cell>
          <table:table-cell table:style-name="Tabla5.D2" office:value-type="string">
            <text:p text:style-name="P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4">p</text:p>
          </table:table-cell>
          <table:table-cell table:style-name="Tabla4.A1" office:value-type="string">
            <text:p text:style-name="P4">q</text:p>
          </table:table-cell>
          <table:table-cell table:style-name="Tabla4.A1" office:value-type="string">
            <text:p text:style-name="P4">p ↔ q</text:p>
          </table:table-cell>
          <table:table-cell table:style-name="Tabla4.D1" office:value-type="string">
            <text:p text:style-name="P4">(p AND q) OR (¬p AND ¬q)</text:p>
          </table:table-cell>
        </table:table-row>
        <table:table-row>
          <table:table-cell table:style-name="Tabla4.A2" office:value-type="string">
            <text:p text:style-name="P4">0</text:p>
          </table:table-cell>
          <table:table-cell table:style-name="Tabla4.A2" office:value-type="string">
            <text:p text:style-name="P4">0</text:p>
          </table:table-cell>
          <table:table-cell table:style-name="Tabla4.A2" office:value-type="string">
            <text:p text:style-name="P4">1</text:p>
          </table:table-cell>
          <table:table-cell table:style-name="Tabla4.D2" office:value-type="string">
            <text:p text:style-name="P4">1</text:p>
          </table:table-cell>
        </table:table-row>
        <table:table-row>
          <table:table-cell table:style-name="Tabla4.A2" office:value-type="string">
            <text:p text:style-name="P4">0</text:p>
          </table:table-cell>
          <table:table-cell table:style-name="Tabla4.A2" office:value-type="string">
            <text:p text:style-name="P4">1</text:p>
          </table:table-cell>
          <table:table-cell table:style-name="Tabla4.A2" office:value-type="string">
            <text:p text:style-name="P4">0</text:p>
          </table:table-cell>
          <table:table-cell table:style-name="Tabla4.D2" office:value-type="string">
            <text:p text:style-name="P4">0</text:p>
          </table:table-cell>
        </table:table-row>
        <table:table-row>
          <table:table-cell table:style-name="Tabla4.A2" office:value-type="string">
            <text:p text:style-name="P4">1</text:p>
          </table:table-cell>
          <table:table-cell table:style-name="Tabla4.A2" office:value-type="string">
            <text:p text:style-name="P4">0</text:p>
          </table:table-cell>
          <table:table-cell table:style-name="Tabla4.A2" office:value-type="string">
            <text:p text:style-name="P4">0</text:p>
          </table:table-cell>
          <table:table-cell table:style-name="Tabla4.D2" office:value-type="string">
            <text:p text:style-name="P4">0</text:p>
          </table:table-cell>
        </table:table-row>
        <table:table-row>
          <table:table-cell table:style-name="Tabla4.A2" office:value-type="string">
            <text:p text:style-name="P4">1</text:p>
          </table:table-cell>
          <table:table-cell table:style-name="Tabla4.A2" office:value-type="string">
            <text:p text:style-name="P4">1</text:p>
          </table:table-cell>
          <table:table-cell table:style-name="Tabla4.A2" office:value-type="string">
            <text:p text:style-name="P4">1</text:p>
          </table:table-cell>
          <table:table-cell table:style-name="Tabla4.D2" office:value-type="string">
            <text:p text:style-name="P4">1</text:p>
          </table:table-cell>
        </table:table-row>
      </table:table>
      <text:p text:style-name="Standard"/>
      <text:p text:style-name="Standard">Así, ante un operador no incluido aquí, supondremos que la fórmula puede convertirse sin problemas a cualquier combinación de los operadores incluidos anteriormente.</text:p>
      <text:p text:style-name="Standard"/>
      <text:p text:style-name="Text_20_body">En este trabajo no vamos a detallar todos los operadores posibles como XOR, NAND, NOR, etc. El lector puede encontrar más información en [REF]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6841114510180562980" text:style-name="L71">
        <text:list-item>
          <text:p text:style-name="P13"><text:soft-page-break/>NOT</text:p>
        </text:list-item>
        <text:list-item>
          <text:p text:style-name="P13">AND</text:p>
        </text:list-item>
        <text:list-item>
          <text:p text:style-name="P13">OR</text:p>
        </text:list-item>
        <text:list-item>
          <text:p text:style-name="P13">→</text:p>
        </text:list-item>
      </text:list>
      <text:p text:style-name="Text_20_body">De todas formas, salvo en el caso de NOT, vamos a incluir paréntesis para evitar confusiones entre las distintas precedencias.</text:p>
      <text:p text:style-name="Text_20_body">Propiedades</text:p>
      <text:p text:style-name="Text_20_body">Propiedad asociativa</text:p>
      <text:p text:style-name="Text_20_body">Propiedad distributiva</text:p>
      <text:p text:style-name="Text_20_body">Leyes de De Morgan</text:p>
      <text:p text:style-name="Text_20_body"/>
      <text:h text:style-name="Heading_20_1" text:outline-level="1"><text:bookmark-start text:name="__RefHeading__113_201455433"/>Árboles Binarios de Decisión<text:bookmark-end text:name="__RefHeading__113_201455433"/></text:h>
      <text:h text:style-name="P9" text:outline-level="2"><text:bookmark-start text:name="__RefHeading__4304_1570387257"/>Introducción<text:bookmark-end text:name="__RefHeading__4304_1570387257"/></text:h>
      <text:p text:style-name="Text_20_body">Un árbol binario de decisión <text:span text:style-name="T42">[BRYANT1986]</text:span> es una forma de representar tablas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text:p></text:note-body></text:note>, en la que se enuncia que cualquier fórmula lógica puede descomponerse en la expresión:</text:p>
      <text:p text:style-name="Standard"/>
      <text:p text:style-name="P7">F = xF<text:span text:style-name="T2">(x=1)</text:span> + ¬xF<text:span text:style-name="T2">(x=0)</text:span></text:p>
      <text:p text:style-name="Standard"/>
      <text:p text:style-name="Text_20_body">Donde <text:span text:style-name="T15">F</text:span><text:span text:style-name="T4">(x=0)</text:span><text:span text:style-name="T9"> es la expresión </text:span><text:span text:style-name="T12">F</text:span><text:span text:style-name="T9"> asignando a la variable x el valor </text:span><text:span text:style-name="T13">false</text:span><text:span text:style-name="T10"> y </text:span><text:span text:style-name="T13">F</text:span><text:span text:style-name="T5">(x=1)</text:span><text:span text:style-name="T3"> </text:span><text:span text:style-name="T10">es la expresión </text:span><text:span text:style-name="T13">F</text:span><text:span text:style-name="T10"> sustit</text:span><text:span text:style-name="T11">u</text:span><text:span text:style-name="T10">yendo la variable </text:span><text:span text:style-name="T13">x</text:span><text:span text:style-name="T10"> por el valor </text:span><text:span text:style-name="T13">true</text:span><text:span text:style-name="T10">.</text:span></text:p>
      <text:p text:style-name="P14"><text:span text:style-name="T10">S</text:span><text:span text:style-name="T9">i representamos esta expresión de forma gráfica tendremos un nodo con la expresión F (que depende de la variable </text:span><text:span text:style-name="T12">x</text:span><text:span text:style-name="T9">), de forma que si se le da a la x el valor 0 se obtiene F(x=0) y se se le da el valor 1 se obtiene F(x=1). La asignación de x=0 la marcamos con una arista discontinua, y la asignación de x=1 la marcamos con una arista continua.</text:span></text:p>
      <text:p text:style-name="P14"><draw:g text:anchor-type="paragraph" draw:z-index="0" draw:style-name="gr1"><draw:line draw:style-name="gr2" draw:text-style-name="P52" svg:x1="8.639cm" svg:y1="1.016cm" svg:x2="10.043cm" svg:y2="2.868cm"><text:p/></draw:line><draw:custom-shape draw:style-name="gr3" draw:text-style-name="P53" svg:width="1.384cm" svg:height="1.142cm" svg:x="7.456cm" svg:y="0.046cm"><text:p text:style-name="P53"><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7.597cm" svg:y1="1.016cm" svg:x2="6.253cm" svg:y2="2.868cm"><text:p/></draw:line><draw:custom-shape draw:style-name="gr3" draw:text-style-name="P52" svg:width="1.384cm" svg:height="1.142cm" svg:x="5.451cm" svg:y="2.988cm"><text:p text:style-name="P54"><text:span text:style-name="T68">F</text:span><text:span text:style-name="T6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 svg:width="1.384cm" svg:height="1.142cm" svg:x="9.427cm" svg:y="2.988cm"><text:p text:style-name="P54"><text:span text:style-name="T68">F</text:span><text:span text:style-name="T69">(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6" svg:width="5.386cm" svg:height="0.743cm" svg:x="5.426cm" svg:y="3.978cm"><draw:text-box><text:p text:style-name="P55"><text:span text:style-name="T30">Fig. 1</text:span></text:p></draw:text-box></draw:frame></draw:g><text:span text:style-name="T9"/></text:p>
      <text:p text:style-name="P14"><text:span text:style-name="T9"/></text:p>
      <text:p text:style-name="P5"/>
      <text:p text:style-name="P5"/>
      <text:p text:style-name="P5"/>
      <text:p text:style-name="P5"/>
      <text:p text:style-name="P5"/>
      <text:p text:style-name="P5"/>
      <text:p text:style-name="P5"/>
      <text:p text:style-name="Text_20_body">Si <text:span text:style-name="T15">F</text:span> depende de otra variable, <text:span text:style-name="T29">llamada</text:span> <text:span text:style-name="T15">y</text:span>, podremos repetir este mismo proceso <text:span text:style-name="T29">de bifurcación de asignaciones</text:span> con <text:span text:style-name="T15">F</text:span><text:span text:style-name="T6">(x=0)</text:span> y con <text:span text:style-name="T15">F</text:span><text:span text:style-name="T6">(x=1)</text:span>. Es decir, si suponemos que la siguiente variables es <text:span text:style-name="T15">y</text:span>, tendríamos el siguiente árbol de decisión:</text:p>
      <text:p text:style-name="P6"><draw:g text:anchor-type="paragraph" draw:z-index="1" draw:style-name="gr1"><draw:g draw:style-name="gr6"><draw:line draw:style-name="gr2" draw:text-style-name="P52" svg:x1="5.571cm" svg:y1="4.046cm" svg:x2="6.788cm" svg:y2="6.002cm"><text:p/></draw:line><draw:line draw:style-name="gr4" draw:text-style-name="P52" svg:x1="4.389cm" svg:y1="4.046cm" svg:x2="3.154cm" svg:y2="6.002cm"><text:p/></draw:line><draw:line draw:style-name="gr2" draw:text-style-name="P52" svg:x1="8.536cm" svg:y1="1.007cm" svg:x2="10.811cm" svg:y2="3.15cm"><text:p/></draw:line><draw:custom-shape draw:style-name="gr3" draw:text-style-name="P53" svg:width="1.384cm" svg:height="1.142cm" svg:x="7.299cm" svg:y="0.053cm"><text:p text:style-name="P53"><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7.421cm" svg:y1="1.023cm" svg:x2="5.066cm" svg:y2="3.15cm"><text:p/></draw:line><draw:custom-shape draw:style-name="gr3" draw:text-style-name="P52" svg:width="1.384cm" svg:height="1.142cm" svg:x="4.265cm" svg:y="3.15cm"><text:p text:style-name="P54"><text:span text:style-name="T68">F</text:span><text:span text:style-name="T6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 svg:width="1.384cm" svg:height="1.142cm" svg:x="10.127cm" svg:y="3.15cm"><text:p text:style-name="P54"><text:span text:style-name="T68">F</text:span><text:span text:style-name="T69">(x=1)</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52" svg:width="1.384cm" svg:height="1.142cm" svg:x="2.191cm" svg:y="6.003cm"><text:p text:style-name="P54"><text:span text:style-name="T68">F</text:span><text:span text:style-name="T69">(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 svg:width="1.384cm" svg:height="1.142cm" svg:x="6.34cm" svg:y="6.003cm"><text:p text:style-name="P54"><text:span text:style-name="T68">F</text:span><text:span text:style-name="T69">(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2" svg:x1="11.381cm" svg:y1="4.096cm" svg:x2="12.785cm" svg:y2="5.948cm"><text:p/></draw:line><draw:line draw:style-name="gr4" draw:text-style-name="P52" svg:x1="10.301cm" svg:y1="4.147cm" svg:x2="9.135cm" svg:y2="5.907cm"><text:p/></draw:line><draw:custom-shape draw:style-name="gr3" draw:text-style-name="P52" svg:width="1.384cm" svg:height="1.142cm" svg:x="8.446cm" svg:y="6.003cm"><text:p text:style-name="P54"><text:span text:style-name="T68">F</text:span><text:span text:style-name="T69">(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 svg:width="1.384cm" svg:height="1.142cm" svg:x="12.148cm" svg:y="6.003cm"><text:p text:style-name="P54"><text:span text:style-name="T68">F</text:span><text:span text:style-name="T69">(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56" svg:width="5.386cm" svg:height="0.743cm" svg:x="5.481cm" svg:y="7.544cm"><draw:text-box><text:p text:style-name="P55"><text:span text:style-name="T30">Fig. 2</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30">0</text:span> ó <text:span text:style-name="T37">1</text:span>). <text:span text:style-name="T39">En ese caso, ese nodo será un nodo hoja, dado que no tendrá descendientes, y sólo podrá tomar el valor </text:span><text:span text:style-name="T16">true</text:span><text:span text:style-name="T39"> o </text:span><text:span text:style-name="T16">false</text:span><text:span text:style-name="T39">.</text:span></text:p>
      <text:p text:style-name="P16"><text:span text:style-name="T39">V</text:span>amos a ver un ejemplo de fórmula lógica real <text:span text:style-name="T15">F = xy</text:span>. <text:span text:style-name="T41">Y tomando el orden de las variables como </text:span><text:span text:style-name="T18">x</text:span><text:span text:style-name="T41">, y luego, </text:span><text:span text:style-name="T18">y</text:span><text:span text:style-name="T41">. También, para facilitar la visibilidad del diagrama, suponemos que </text:span><text:span text:style-name="T18">F</text:span><text:span text:style-name="T7">(a,b)</text:span><text:span text:style-name="T18"> = F</text:span><text:span text:style-name="T7">(x=a,y=b)</text:span><text:span text:style-name="T14">.</text:span></text:p>
      <text:p text:style-name="P15"/>
      <text:p text:style-name="P15"/>
      <text:p text:style-name="Standard"/>
      <text:p text:style-name="Standard"/>
      <text:p text:style-name="Standard"/>
      <text:p text:style-name="Standard"/>
      <text:p text:style-name="Standard"/>
      <text:p text:style-name="Standard"><draw:g text:anchor-type="paragraph" draw:z-index="2" draw:style-name="gr1"><draw:g draw:style-name="gr6"><draw:line draw:style-name="gr2" draw:text-style-name="P52" svg:x1="5.571cm" svg:y1="0.432cm" svg:x2="6.703cm" svg:y2="2.293cm"><text:p/></draw:line><draw:line draw:style-name="gr4" draw:text-style-name="P52" svg:x1="4.389cm" svg:y1="0.432cm" svg:x2="3.154cm" svg:y2="2.388cm"><text:p/></draw:line><draw:line draw:style-name="gr2" draw:text-style-name="P52" svg:x1="8.536cm" svg:y1="-2.607cm" svg:x2="10.811cm" svg:y2="-0.464cm"><text:p/></draw:line><draw:custom-shape draw:style-name="gr3" draw:text-style-name="P53" svg:width="1.384cm" svg:height="1.142cm" svg:x="7.299cm" svg:y="-3.561cm"><text:p text:style-name="P53"><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7.421cm" svg:y1="-2.591cm" svg:x2="5.066cm" svg:y2="-0.464cm"><text:p/></draw:line><draw:custom-shape draw:style-name="gr3" draw:text-style-name="P52" svg:width="1.384cm" svg:height="1.142cm" svg:x="4.266cm" svg:y="-0.464cm"><text:p text:style-name="P54"><text:span text:style-name="T68">F</text:span><text:span text:style-name="T6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 svg:width="1.384cm" svg:height="1.142cm" svg:x="10.127cm" svg:y="-0.464cm"><text:p text:style-name="P54"><text:span text:style-name="T68">F</text:span><text:span text:style-name="T69">(x=1)</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52" svg:width="1.595cm" svg:height="1.428cm" svg:x="2.006cm" svg:y="2.389cm"><text:p text:style-name="P54"><text:span text:style-name="T68">F</text:span><text:span text:style-name="T69">(0,0)</text:span><text:span text:style-name="T70"> = </text:span><text:span text:style-name="T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2" svg:x1="11.381cm" svg:y1="0.482cm" svg:x2="12.785cm" svg:y2="2.334cm"><text:p/></draw:line><draw:line draw:style-name="gr4" draw:text-style-name="P52" svg:x1="10.302cm" svg:y1="0.533cm" svg:x2="9.136cm" svg:y2="2.293cm"><text:p/></draw:line><draw:custom-shape draw:style-name="gr3" draw:text-style-name="P52" svg:width="1.595cm" svg:height="1.428cm" svg:x="5.966cm" svg:y="2.389cm"><text:p text:style-name="P54"><text:span text:style-name="T68">F</text:span><text:span text:style-name="T69">(0,1)</text:span><text:span text:style-name="T70"> = </text:span><text:span text:style-name="T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 svg:width="1.595cm" svg:height="1.428cm" svg:x="8.263cm" svg:y="2.389cm"><text:p text:style-name="P54"><text:span text:style-name="T68">F</text:span><text:span text:style-name="T69">(1,0)</text:span><text:span text:style-name="T70"> = </text:span><text:span text:style-name="T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 svg:width="1.595cm" svg:height="1.428cm" svg:x="11.861cm" svg:y="2.389cm"><text:p text:style-name="P54"><text:span text:style-name="T68">F</text:span><text:span text:style-name="T69">(1,1)</text:span><text:span text:style-name="T70"> = </text:span><text:span text:style-name="T7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56" svg:width="5.386cm" svg:height="0.743cm" svg:x="5.426cm" svg:y="3.934cm"><draw:text-box><text:p text:style-name="P55"><text:span text:style-name="T30">Fig. 3</text:span></text:p></draw:text-box></draw:frame></draw:g></text:p>
      <text:p text:style-name="Standard"/>
      <text:p text:style-name="Standard"/>
      <text:p text:style-name="Standard"/>
      <text:p text:style-name="Standard"/>
      <text:p text:style-name="Standard"/>
      <text:p text:style-name="Standard"/>
      <text:p text:style-name="P8"/>
      <text:p text:style-name="Standard"/>
      <text:p text:style-name="Standard"/>
      <text:p text:style-name="Text_20_body">Notemos que al nodo que viene de una arista punteada se le suele llamar, <text:span text:style-name="T15">low</text:span>, y al de la línea llena <text:span text:style-name="T15">high</text:span>, debido a que son producto de la asignación de <text:span text:style-name="T30">0</text:span> y <text:span text:style-name="T30">1</text:span> a su vértice padre, respectivamente.</text:p>
      <text:p text:style-name="P27">Otro ejemplo en el que podemos ver varios niveles es el siguiente:</text:p>
      <text:p text:style-name="P27"><text:span text:style-name="T15">F = x</text:span><text:span text:style-name="T19">z</text:span><text:span text:style-name="T15"> + </text:span><text:span text:style-name="T19">y</text:span><text:span text:style-name="T51">, con el orden </text:span><text:span text:style-name="T19">x</text:span><text:span text:style-name="T51">, </text:span><text:span text:style-name="T19">y,</text:span><text:span text:style-name="T51"> </text:span><text:span text:style-name="T19">z</text:span><text:span text:style-name="T51">.</text:span></text:p>
      <text:p text:style-name="P27"><draw:g text:anchor-type="paragraph" draw:z-index="3" draw:style-name="gr1"><draw:g draw:style-name="gr6"><draw:custom-shape draw:style-name="gr3" draw:text-style-name="P59" svg:width="1.384cm" svg:height="1.142cm" svg:x="14.703cm" svg:y="5.608cm"><text:p text:style-name="P58"><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2" svg:x1="9.795cm" svg:y1="0.649cm" svg:x2="11.896cm" svg:y2="1.866cm"><text:p/></draw:line><draw:custom-shape draw:style-name="gr3" draw:text-style-name="P53" svg:width="1.384cm" svg:height="1.142cm" svg:x="8.412cm" svg:y="-0.206cm"><text:p text:style-name="P53"><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8.297cm" svg:y1="0.598cm" svg:x2="6.187cm" svg:y2="1.746cm"><text:p/></draw:line><draw:custom-shape draw:style-name="gr3" draw:text-style-name="P52" svg:width="1.384cm" svg:height="1.142cm" svg:x="4.681cm" svg:y="1.747cm"><text:p text:style-name="P57"><text:span text:style-name="T6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 svg:width="1.384cm" svg:height="1.142cm" svg:x="11.691cm" svg:y="1.867cm"><text:p text:style-name="P57"><text:span text:style-name="T68">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 draw:text-style-name="P52" svg:x1="5.877cm" svg:y1="2.888cm" svg:x2="6.394cm" svg:y2="3.752cm"><text:p/></draw:line><draw:line draw:style-name="gr4" draw:text-style-name="P52" svg:x1="4.852cm" svg:y1="2.888cm" svg:x2="4.131cm" svg:y2="3.752cm"><text:p/></draw:line><draw:custom-shape draw:style-name="gr3" draw:text-style-name="P52" svg:width="1.384cm" svg:height="1.142cm" svg:x="2.914cm" svg:y="3.752cm"><text:p text:style-name="P57"><text:span text:style-name="T6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7" svg:width="1.384cm" svg:height="1.142cm" svg:x="6.292cm" svg:y="3.752cm"><text:p text:style-name="P57"><text:span text:style-name="T68">z</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52" svg:width="1.384cm" svg:height="1.142cm" svg:x="10.045cm" svg:y="3.752cm"><text:p text:style-name="P57"><text:span text:style-name="T6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 svg:width="1.384cm" svg:height="1.142cm" svg:x="13.698cm" svg:y="3.752cm"><text:p text:style-name="P57"><text:span text:style-name="T68">z</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59" svg:width="1.384cm" svg:height="1.142cm" svg:x="1.783cm" svg:y="5.608cm"><text:p text:style-name="P58"><text:span text:style-name="T7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5.468cm" svg:y="5.608cm"><text:p text:style-name="P58"><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9.084cm" svg:y="5.608cm"><text:p text:style-name="P58"><text:span text:style-name="T7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2.7cm" svg:y="5.608cm"><text:p text:style-name="P58"><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3.736cm" svg:y="5.608cm"><text:p text:style-name="P58"><text:span text:style-name="T7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7.42cm" svg:y="5.608cm"><text:p text:style-name="P58"><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1.036cm" svg:y="5.608cm"><text:p text:style-name="P58"><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2" svg:x1="12.989cm" svg:y1="2.842cm" svg:x2="13.952cm" svg:y2="3.752cm"><text:p/></draw:line><draw:line draw:style-name="gr4" draw:text-style-name="P52" svg:x1="11.826cm" svg:y1="2.888cm" svg:x2="11.105cm" svg:y2="3.752cm"><text:p/></draw:line><draw:line draw:style-name="gr2" draw:text-style-name="P52" svg:x1="7.42cm" svg:y1="4.807cm" svg:x2="7.852cm" svg:y2="5.539cm"><text:p/></draw:line><draw:line draw:style-name="gr4" draw:text-style-name="P52" svg:x1="3.068cm" svg:y1="4.786cm" svg:x2="2.444cm" svg:y2="5.539cm"><text:p/></draw:line><draw:line draw:style-name="gr4" draw:text-style-name="P52" svg:x1="6.514cm" svg:y1="4.893cm" svg:x2="6.032cm" svg:y2="5.539cm"><text:p/></draw:line><draw:line draw:style-name="gr2" draw:text-style-name="P52" svg:x1="4.027cm" svg:y1="4.807cm" svg:x2="4.459cm" svg:y2="5.539cm"><text:p/></draw:line><draw:line draw:style-name="gr2" draw:text-style-name="P52" svg:x1="11.172cm" svg:y1="4.807cm" svg:x2="11.604cm" svg:y2="5.539cm"><text:p/></draw:line><draw:line draw:style-name="gr2" draw:text-style-name="P52" svg:x1="14.825cm" svg:y1="4.807cm" svg:x2="15.257cm" svg:y2="5.539cm"><text:p/></draw:line><draw:line draw:style-name="gr4" draw:text-style-name="P52" svg:x1="10.388cm" svg:y1="4.893cm" svg:x2="9.906cm" svg:y2="5.539cm"><text:p/></draw:line><draw:line draw:style-name="gr4" draw:text-style-name="P52" svg:x1="14.083cm" svg:y1="4.893cm" svg:x2="13.601cm" svg:y2="5.539cm"><text:p/></draw:line></draw:g><draw:frame draw:style-name="gr5" draw:text-style-name="P56" svg:width="5.386cm" svg:height="0.743cm" svg:x="6.503cm" svg:y="7.047cm"><draw:text-box><text:p text:style-name="P55"><text:span text:style-name="T30">Fig. 4</text:span></text:p></draw:text-box></draw:frame></draw:g></text:p>
      <text:p text:style-name="P27"/>
      <text:p text:style-name="P27"/>
      <text:p text:style-name="P27"/>
      <text:p text:style-name="P27"/>
      <text:p text:style-name="P27"/>
      <text:p text:style-name="P27"/>
      <text:p text:style-name="P27"/>
      <text:p text:style-name="P27"/>
      <text:p text:style-name="P27"/>
      <text:p text:style-name="P27"/>
      <text:p text:style-name="P28"/>
      <text:p text:style-name="P28"><text:span text:style-name="T52">Como se <text:s/>puede ver en este ejemplo, hay ramas completas repetidas. En la siguiente sección vamos </text:span><text:soft-page-break/><text:span text:style-name="T52">a mostrar cómo se pueden reducir los BDD haciendo que pasen de ser árboles binarios a digrafos acíclicos.</text:span></text:p>
      <text:h text:style-name="Heading_20_2" text:outline-level="2"><text:bookmark-start text:name="__RefHeading__4470_1570387257"/><text:span text:style-name="T52">O</text:span>rden de las variables<text:bookmark-end text:name="__RefHeading__4470_1570387257"/></text:h>
      <text:p text:style-name="P46">Como podemos ver, hablamos de que las variables tienen un orden entre ellas. <text:span text:style-name="T67">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47">De igual forma, hemos de respetar este orden en todas las ramas del árbol, o si no, podríamos encontrarnos con problemas a la hora de evaluar funciones o de reducir el árbol.</text:p>
      <text:h text:style-name="Heading_20_2" text:outline-level="2"><text:bookmark-start text:name="__RefHeading__4306_1570387257"/>Á<text:span text:style-name="T43">rboles reducidos</text:span><text:bookmark-end text:name="__RefHeading__4306_1570387257"/></text:h>
      <text:p text:style-name="Text_20_body"><text:span text:style-name="T53">Dado el árbol de la </text:span><text:span text:style-name="T31">Fig. 3</text:span><text:span text:style-name="T53"> (función </text:span><text:span text:style-name="T27">F = xy</text:span><text:span text:style-name="T53">), u</text:span>n detalle importante que podemos apreciar en este diagrama es la repetición de nodos. Es decir, podemos ver cómo se repiten los nodos hoja y tenemos tres nodos con el valor <text:span text:style-name="T30">0</text:span> y sólo uno con el valor <text:span text:style-name="T30">1</text:span>. <text:span text:style-name="T43">Si eliminamos los nodos con el mismo valor, obtenemos el siguiente árbol binario reducido:</text:span></text:p>
      <text:p text:style-name="Text_20_body"/>
      <text:p text:style-name="Text_20_body"/>
      <text:p text:style-name="Text_20_body"/>
      <text:p text:style-name="Text_20_body"/>
      <text:p text:style-name="Text_20_body"/>
      <text:p text:style-name="Text_20_body"/>
      <text:p text:style-name="Text_20_body"><draw:g text:anchor-type="paragraph" draw:z-index="4" draw:style-name="gr1"><draw:g draw:style-name="gr6"><draw:line draw:style-name="gr2" draw:text-style-name="P52" svg:x1="5.708cm" svg:y1="-0.018cm" svg:x2="7.096cm" svg:y2="1.843cm"><text:p/></draw:line><draw:line draw:style-name="gr4" draw:text-style-name="P52" svg:x1="4.526cm" svg:y1="-0.018cm" svg:x2="6.565cm" svg:y2="2.095cm"><text:p/></draw:line><draw:line draw:style-name="gr2" draw:text-style-name="P52" svg:x1="8.673cm" svg:y1="-3.057cm" svg:x2="10.948cm" svg:y2="-0.914cm"><text:p/></draw:line><draw:custom-shape draw:style-name="gr3" draw:text-style-name="P53" svg:width="1.384cm" svg:height="1.142cm" svg:x="7.437cm" svg:y="-4.011cm"><text:p text:style-name="P53"><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7.559cm" svg:y1="-3.041cm" svg:x2="5.204cm" svg:y2="-0.914cm"><text:p/></draw:line><draw:custom-shape draw:style-name="gr3" draw:text-style-name="P52" svg:width="1.384cm" svg:height="1.142cm" svg:x="4.403cm" svg:y="-0.914cm"><text:p text:style-name="P57"><text:span text:style-name="T6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 svg:width="1.384cm" svg:height="1.142cm" svg:x="10.264cm" svg:y="-0.914cm"><text:p text:style-name="P57"><text:span text:style-name="T68">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 draw:text-style-name="P52" svg:x1="11.519cm" svg:y1="0.032cm" svg:x2="12.923cm" svg:y2="1.884cm"><text:p/></draw:line><draw:line draw:style-name="gr4" draw:text-style-name="P52" svg:x1="10.439cm" svg:y1="0.083cm" svg:x2="8.109cm" svg:y2="1.843cm"><text:p/></draw:line><draw:custom-shape draw:style-name="gr3" draw:text-style-name="P52" svg:width="1.287cm" svg:height="1.168cm" svg:x="12.307cm" svg:y="1.939cm"><text:p text:style-name="P57"><text:span text:style-name="T7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 svg:width="1.287cm" svg:height="1.168cm" svg:x="6.977cm" svg:y="1.843cm"><text:p text:style-name="P57"><text:span text:style-name="T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56" svg:width="5.386cm" svg:height="0.743cm" svg:x="5.093cm" svg:y="3.262cm"><draw:text-box><text:p text:style-name="P55"><text:span text:style-name="T30">Fig. 5</text:span></text:p></draw:text-box></draw:frame></draw:g></text:p>
      <text:p text:style-name="Text_20_body"/>
      <text:p text:style-name="Text_20_body"/>
      <text:p text:style-name="Text_20_body"/>
      <text:p text:style-name="Text_20_body"/>
      <text:p text:style-name="P18"/>
      <text:p text:style-name="P18">Como podemos ver, hemos reducido el árbol en <text:span text:style-name="T55">2</text:span> nodos <text:span text:style-name="T55">sobre un total de 7 nodos</text:span>. Esto no puede parecer mucho, pero pensemos a gran escala, en fórmulas de miles de variables, <text:span text:style-name="T55">conseguir una reducción de un tercio de su tamaño es muy deseable</text:span>.</text:p>
      <text:p text:style-name="P19">También vemos como, en <text:span text:style-name="T54">el nodo y de la izquierda</text:span>, independientemente del valor que tome y, se obtiene el valor 0. ¿No se podría tener una normas para reducir aún más el árbol evitando repeticiones innecesarias?</text:p>
      <text:p text:style-name="P18"><text:span text:style-name="T44">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span></text:p>
      <text:h text:style-name="Heading_20_3" text:outline-level="3"><text:bookmark-start text:name="__RefHeading__4472_1570387257"/>No-redundancia<text:bookmark-end text:name="__RefHeading__4472_1570387257"/></text:h>
      <text:p text:style-name="P26"><text:span text:style-name="T44">E</text:span>n primer lugar, no debe haber vértices redundantes, esto es, no puede haber un vértice cuyos <text:soft-page-break/>descendientes sean otro. <text:span text:style-name="T56">En el caso de que en el proceso de construcción esta casuística se dé, se tomará el nodo descendiente y se eliminará el nodo y se le pasará el <text:s/></text:span></text:p>
      <text:p text:style-name="P26"><text:span text:style-name="T56">Es decir, dado un vértice </text:span><text:span text:style-name="T21">v</text:span><text:span text:style-name="T56">, si </text:span><text:span text:style-name="T21">low(</text:span><text:span text:style-name="T22">v</text:span><text:span text:style-name="T21">) = high(</text:span><text:span text:style-name="T22">v</text:span><text:span text:style-name="T21">)</text:span><text:span text:style-name="T56">, entonces se produce la siguiente sustitución:</text:span></text:p>
      <text:p text:style-name="P26"/>
      <text:p text:style-name="P26"/>
      <text:p text:style-name="P26"/>
      <text:p text:style-name="P26"><text:span text:style-name="T56"/></text:p>
      <text:p text:style-name="P25"/>
      <text:p text:style-name="P25"/>
      <text:p text:style-name="P25"><draw:path text:anchor-type="paragraph" draw:z-index="5" draw:style-name="gr8" draw:text-style-name="P52" svg:width="0.201cm" svg:height="1.412cm" svg:x="6.023cm" svg:y="0.352cm" svg:viewBox="0 0 202 1413" svg:d="m0 4c-17-79 463 1048 0 1409"><text:p/></draw:path><draw:path text:anchor-type="paragraph" draw:z-index="6" draw:style-name="gr9" draw:text-style-name="P52" svg:width="0.243cm" svg:height="1.408cm" svg:x="5.076cm" svg:y="0.356cm" svg:viewBox="0 0 244 1409" svg:d="m228 0c16 0-531 949 16 1409"><text:p/></draw:path><draw:custom-shape text:anchor-type="paragraph" draw:z-index="7" draw:style-name="gr10" draw:text-style-name="P57" svg:width="1.384cm" svg:height="1.142cm" svg:x="5.073cm" svg:y="-0.785cm"><text:p text:style-name="P57"><text:span text:style-name="T68">x</text:span><text:span text:style-name="T73">i</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8" draw:style-name="gr10" draw:text-style-name="P52" svg:width="1.287cm" svg:height="1.168cm" svg:x="4.994cm" svg:y="1.766cm"><text:p text:style-name="P57"><text:span text:style-name="T74">x</text:span><text:span text:style-name="T7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style-name="gr11" draw:text-style-name="P52" svg:x1="6.242cm" svg:y1="-0.88cm" svg:x2="7.71cm" svg:y2="-2.143cm"><text:p/></draw:line><draw:line text:anchor-type="paragraph" draw:z-index="10" draw:style-name="gr12" draw:text-style-name="P52" svg:x1="5.073cm" svg:y1="-0.695cm" svg:x2="3.42cm" svg:y2="-1.864cm"><text:p/></draw:line><draw:line text:anchor-type="paragraph" draw:z-index="11" draw:style-name="gr12" draw:text-style-name="P52" svg:x1="5.63cm" svg:y1="-0.958cm" svg:x2="5.537cm" svg:y2="-2.05cm"><text:p/></draw:line><draw:line text:anchor-type="paragraph" draw:z-index="12" draw:style-name="gr11" draw:text-style-name="P52" svg:x1="6.595cm" svg:y1="-0.394cm" svg:x2="8.378cm" svg:y2="-1.122cm"><text:p/></draw:line><draw:custom-shape text:anchor-type="paragraph" draw:z-index="13" draw:style-name="gr10" draw:text-style-name="P52" svg:width="1.287cm" svg:height="1.168cm" svg:x="11.647cm" svg:y="0.524cm"><text:p text:style-name="P57"><text:span text:style-name="T74">x</text:span><text:span text:style-name="T7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 draw:style-name="gr11" draw:text-style-name="P52" svg:x1="12.816cm" svg:y1="0.524cm" svg:x2="14.284cm" svg:y2="-0.739cm"><text:p/></draw:line><draw:line text:anchor-type="paragraph" draw:z-index="15" draw:style-name="gr12" draw:text-style-name="P52" svg:x1="11.647cm" svg:y1="0.709cm" svg:x2="9.994cm" svg:y2="-0.46cm"><text:p/></draw:line><draw:line text:anchor-type="paragraph" draw:z-index="16" draw:style-name="gr12" draw:text-style-name="P52" svg:x1="12.204cm" svg:y1="0.446cm" svg:x2="12.111cm" svg:y2="-0.646cm"><text:p/></draw:line><draw:line text:anchor-type="paragraph" draw:z-index="17" draw:style-name="gr11" draw:text-style-name="P52" svg:x1="13.169cm" svg:y1="0.924cm" svg:x2="14.952cm" svg:y2="0.196cm"><text:p/></draw:line><draw:frame text:anchor-type="paragraph" draw:z-index="18" draw:style-name="gr13" svg:width="1.227cm" svg:height="0.706cm" svg:x="4.311cm" svg:y="-1.976cm"><draw:text-box><text:p text:style-name="P52">...</text:p></draw:text-box></draw:frame><draw:frame text:anchor-type="paragraph" draw:z-index="19" draw:style-name="gr13" svg:width="1.227cm" svg:height="0.706cm" svg:x="6.798cm" svg:y="-1.586cm"><draw:text-box><text:p text:style-name="P52">...</text:p></draw:text-box></draw:frame><draw:frame text:anchor-type="paragraph" draw:z-index="20" draw:style-name="gr13" svg:width="1.227cm" svg:height="0.706cm" svg:x="13.409cm" svg:y="-0.258cm"><draw:text-box><text:p text:style-name="P52">...</text:p></draw:text-box></draw:frame><draw:frame text:anchor-type="paragraph" draw:z-index="21" draw:style-name="gr13" svg:width="1.227cm" svg:height="0.706cm" svg:x="10.885cm" svg:y="-0.46cm"><draw:text-box><text:p text:style-name="P52">...</text:p></draw:text-box></draw:frame><draw:custom-shape text:anchor-type="paragraph" draw:z-index="22" draw:style-name="gr14" svg:width="2.359cm" svg:height="1.274cm" svg:x="7.895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3" draw:style-name="gr15" draw:text-style-name="P55" svg:width="4.141cm" svg:height="1.486cm" svg:x="7.024cm" svg:y="2.653cm"><draw:text-box><text:p text:style-name="P55"><text:span text:style-name="T30">Fig. 6</text:span></text:p></draw:text-box></draw:frame></text:p>
      <text:p text:style-name="P25"/>
      <text:p text:style-name="P25"/>
      <text:p text:style-name="P25"/>
      <text:p text:style-name="P25"/>
      <text:p text:style-name="P29"><text:s/></text:p>
      <text:h text:style-name="P12" text:outline-level="3"><text:bookmark-start text:name="__RefHeading__4474_1570387257"/>Unicidad de cada vértice<text:bookmark-end text:name="__RefHeading__4474_1570387257"/></text:h>
      <text:p text:style-name="P29">Si un vértice tiene los mismos descendientes que otro <text:span text:style-name="T59">y la misma variable</text:span>, entonces ha de ser sustituido por éste. <text:span text:style-name="T60">Es decir, supongamos que tenemos un árbol que tiene dos vértices distintos </text:span><text:span text:style-name="T20">u</text:span><text:span text:style-name="T60"> y </text:span><text:span text:style-name="T20">v</text:span><text:span text:style-name="T60"> que cumplen que ambos tienen la misma variable y que tienen los mismos descendientes </text:span><text:span text:style-name="T20">low</text:span><text:span text:style-name="T60"> y </text:span><text:span text:style-name="T20">high</text:span><text:span text:style-name="T60">. Entonces, ambos son el mismo vértice.</text:span></text:p>
      <text:p text:style-name="P29"><draw:g text:anchor-type="paragraph" draw:z-index="25" draw:style-name="gr16"><draw:frame draw:style-name="gr18" draw:text-style-name="P55" svg:width="4.141cm" svg:height="1.486cm" svg:x="6.82cm" svg:y="5.034cm"><draw:text-box><text:p text:style-name="P55"><text:span text:style-name="T30">Fig. 7</text:span></text:p></draw:text-box></draw:frame><draw:g draw:style-name="gr6"><draw:frame draw:style-name="gr19" draw:text-style-name="P60" svg:width="2.749cm" svg:height="1.412cm" svg:x="5.276cm" svg:y="1.391cm"><draw:text-box><text:p><text:span text:style-name="T76">...</text:span></text:p></draw:text-box></draw:frame><draw:g draw:style-name="gr6"><draw:custom-shape draw:style-name="gr3" draw:text-style-name="P53" svg:width="1.384cm" svg:height="1.142cm" svg:x="2.098cm" svg:y="1.375cm"><text:p text:style-name="P53"><text:span text:style-name="T15">x</text:span><text:span text:style-name="T7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2.098cm" svg:y1="2.346cm" svg:x2="1.265cm" svg:y2="3.625cm"><text:p/></draw:line><draw:line draw:style-name="gr2" draw:text-style-name="P52" svg:x1="3.368cm" svg:y1="2.391cm" svg:x2="4.144cm" svg:y2="3.608cm"><text:p/></draw:line><draw:custom-shape draw:style-name="gr3" draw:text-style-name="P53" svg:width="1.384cm" svg:height="1.142cm" svg:x="0.445cm" svg:y="3.624cm"><text:p text:style-name="P53"><text:span text:style-name="T15">x</text:span><text:span text:style-name="T77">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3" svg:width="1.384cm" svg:height="1.142cm" svg:x="3.452cm" svg:y="3.609cm"><text:p text:style-name="P53"><text:span text:style-name="T15">x</text:span><text:span text:style-name="T77">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1.191cm" svg:y1="0.254cm" svg:x2="2.304cm" svg:y2="1.487cm"><text:p/></draw:line><draw:line draw:style-name="gr2" draw:text-style-name="P52" svg:x1="4.478cm" svg:y1="0.254cm" svg:x2="3.16cm" svg:y2="1.256cm"><text:p/></draw:line><draw:frame draw:style-name="gr20" draw:text-style-name="P61" svg:width="1.041cm" svg:height="0.68cm" svg:x="2.528cm" svg:y="0.109cm"><draw:text-box><text:p text:style-name="P61"><text:span text:style-name="T78">...</text:span></text:p></draw:text-box></draw:frame></draw:g><draw:custom-shape draw:style-name="gr3" draw:text-style-name="P53" svg:width="1.384cm" svg:height="1.142cm" svg:x="6.014cm" svg:y="1.476cm"><text:p text:style-name="P53"><text:span text:style-name="T15">x</text:span><text:span text:style-name="T7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6.013cm" svg:y1="2.284cm" svg:x2="1.637cm" svg:y2="3.625cm"><text:p/></draw:line><draw:line draw:style-name="gr2" draw:text-style-name="P52" svg:x1="6.187cm" svg:y1="2.526cm" svg:x2="4.756cm" svg:y2="3.77cm"><text:p/></draw:line><draw:line draw:style-name="gr21" draw:text-style-name="P52" svg:x1="5.366cm" svg:y1="0.243cm" svg:x2="6.479cm" svg:y2="1.476cm"><text:p/></draw:line><draw:line draw:style-name="gr22" draw:text-style-name="P52" svg:x1="8.469cm" svg:y1="0.474cm" svg:x2="7.151cm" svg:y2="1.476cm"><text:p/></draw:line><draw:frame draw:style-name="gr20" draw:text-style-name="P62" svg:width="1.041cm" svg:height="0.68cm" svg:x="6.278cm" svg:y="0.243cm"><draw:text-box><text:p text:style-name="P62"><text:span text:style-name="T79">...</text:span></text:p></draw:text-box></draw:frame><draw:custom-shape draw:style-name="gr23"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53" svg:width="1.384cm" svg:height="1.142cm" svg:x="12.254cm" svg:y="2.063cm"><text:p text:style-name="P53"><text:span text:style-name="T15">x</text:span><text:span text:style-name="T7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12.255cm" svg:y1="3.034cm" svg:x2="11.422cm" svg:y2="4.313cm"><text:p/></draw:line><draw:line draw:style-name="gr2" draw:text-style-name="P52" svg:x1="13.524cm" svg:y1="3.079cm" svg:x2="14.3cm" svg:y2="4.296cm"><text:p/></draw:line><draw:custom-shape draw:style-name="gr3" draw:text-style-name="P53" svg:width="1.384cm" svg:height="1.142cm" svg:x="10.601cm" svg:y="4.312cm"><text:p text:style-name="P53"><text:span text:style-name="T15">x</text:span><text:span text:style-name="T77">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3" svg:width="1.384cm" svg:height="1.142cm" svg:x="13.609cm" svg:y="4.296cm"><text:p text:style-name="P53"><text:span text:style-name="T15">x</text:span><text:span text:style-name="T77">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11.348cm" svg:y1="0.942cm" svg:x2="12.461cm" svg:y2="2.175cm"><text:p/></draw:line><draw:line draw:style-name="gr2" draw:text-style-name="P52" svg:x1="12.425cm" svg:y1="0.591cm" svg:x2="12.852cm" svg:y2="1.944cm"><text:p/></draw:line><draw:frame draw:style-name="gr20" draw:text-style-name="P61" svg:width="1.041cm" svg:height="0.68cm" svg:x="11.905cm" svg:y="0.797cm"><draw:text-box><text:p text:style-name="P61"><text:span text:style-name="T78">...</text:span></text:p></draw:text-box></draw:frame><draw:line draw:style-name="gr22" draw:text-style-name="P52" svg:x1="15.043cm" svg:y1="1.227cm" svg:x2="13.725cm" svg:y2="2.229cm"><text:p/></draw:line><draw:line draw:style-name="gr21" draw:text-style-name="P52" svg:x1="13.131cm" svg:y1="0.573cm" svg:x2="13.168cm" svg:y2="1.972cm"><text:p/></draw:line><draw:frame draw:style-name="gr20" draw:text-style-name="P62" svg:width="1.041cm" svg:height="0.68cm" svg:x="13.464cm" svg:y="1.227cm"><draw:text-box><text:p text:style-name="P62"><text:span text:style-name="T79">...</text:span></text:p></draw:text-box></draw:frame></draw:g></draw:g><text:span text:style-name="T59">Por ejemplo, si tenemos el árbol de la figura 4 (</text:span><text:span text:style-name="T28">F = xz + y</text:span><text:span text:style-name="T59">), tendremos varios vértices repetidos y redundantes. Si los eliminamos, obtendremos el siguiente árbol reducido:</text:span></text:p>
      <text:p text:style-name="P27"/>
      <text:p text:style-name="P27"/>
      <text:p text:style-name="P27"/>
      <text:p text:style-name="P27"><text:soft-page-break/></text:p>
      <text:h text:style-name="P11" text:outline-level="2"><draw:g text:anchor-type="paragraph" draw:z-index="24" draw:style-name="gr16"><draw:g draw:style-name="gr6"><draw:line draw:style-name="gr2" draw:text-style-name="P52" svg:x1="9.107cm" svg:y1="0.107cm" svg:x2="11.208cm" svg:y2="1.324cm"><text:p/></draw:line><draw:custom-shape draw:style-name="gr3" draw:text-style-name="P53" svg:width="1.384cm" svg:height="1.142cm" svg:x="7.724cm" svg:y="-0.748cm"><text:p text:style-name="P53"><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2" svg:x1="7.61cm" svg:y1="0.056cm" svg:x2="5.5cm" svg:y2="1.204cm"><text:p/></draw:line><draw:custom-shape draw:style-name="gr17" draw:text-style-name="P57" svg:width="1.384cm" svg:height="1.142cm" svg:x="3.993cm" svg:y="1.205cm"><text:p text:style-name="P57"><text:span text:style-name="T6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57" svg:width="1.384cm" svg:height="1.142cm" svg:x="11.003cm" svg:y="1.325cm"><text:p text:style-name="P57"><text:span text:style-name="T68">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 draw:text-style-name="P52" svg:x1="5.189cm" svg:y1="2.237cm" svg:x2="6.732cm" svg:y2="3.221cm"><text:p/></draw:line><draw:line draw:style-name="gr4" draw:text-style-name="P52" svg:x1="4.388cm" svg:y1="2.346cm" svg:x2="3.57cm" svg:y2="3.096cm"><text:p/></draw:line><draw:custom-shape draw:style-name="gr3" draw:text-style-name="P52" svg:width="1.384cm" svg:height="1.142cm" svg:x="12.384cm" svg:y="3.096cm"><text:p text:style-name="P57"><text:span text:style-name="T6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2.478cm" svg:y="3.096cm"><text:p text:style-name="P58"><text:span text:style-name="T7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6.733cm" svg:y="3.096cm"><text:p text:style-name="P58"><text:span text:style-name="T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2" svg:x1="11.002cm" svg:y1="1.718cm" svg:x2="8.115cm" svg:y2="3.425cm"><text:p/></draw:line><draw:line draw:style-name="gr4" draw:text-style-name="P52" svg:x1="12.386cm" svg:y1="2.235cm" svg:x2="12.908cm" svg:y2="3.186cm"><text:p/></draw:line><draw:line draw:style-name="gr2" draw:text-style-name="P52" svg:x1="12.296cm" svg:y1="3.574cm" svg:x2="8.193cm" svg:y2="3.835cm"><text:p/></draw:line><draw:path draw:style-name="gr4" draw:text-style-name="P52" svg:width="9.903cm" svg:height="2.107cm" svg:x="3.328cm" svg:y="4.373cm" svg:viewBox="0 0 9904 2108" svg:d="m9876 9c554 2348-7197 3221-9876-9"><text:p/></draw:path></draw:g><draw:frame draw:style-name="gr18" draw:text-style-name="P55" svg:width="4.141cm" svg:height="1.486cm" svg:x="6.912cm" svg:y="5.683cm"><draw:text-box><text:p text:style-name="P55"><text:span text:style-name="T30">Fig. 8</text:span></text:p></draw:text-box></draw:frame></draw:g><text:bookmark-start text:name="__RefHeading__4527_1570387257"/><text:span text:style-name="T64">Definición</text:span><text:bookmark-end text:name="__RefHeading__4527_1570387257"/></text:h>
      <text:p text:style-name="P36">Ahora que tenemos ciertos conceptos, vamos a dar una definición de lo que es un ROBDD.</text:p>
      <text:p text:style-name="P36">Un árbol binario de decisión es un grafo dirigido acíclico con un <text:span text:style-name="T65">vértice como</text:span> raíz.</text:p>
      <text:p text:style-name="P37">Cada vértice tiene los siguientes atributos <text:span text:style-name="T15">v = {id:</text:span><text:span text:style-name="T23">Int</text:span><text:span text:style-name="T15">, </text:span><text:span text:style-name="T24">var:Variable,</text:span><text:span text:style-name="T15"> low:</text:span><text:span text:style-name="T23">Vertex</text:span><text:span text:style-name="T15">, high:</text:span><text:span text:style-name="T23">Vertex</text:span><text:span text:style-name="T15">}</text:span><text:span text:style-name="T32">.</text:span></text:p>
      <text:list xml:id="list89503517356012700" text:style-name="L74">
        <text:list-item>
          <text:p text:style-name="P41"><text:span text:style-name="T15">id</text:span><text:span text:style-name="T32">: identificador del vértice. Número entero mayor que cero. </text:span><text:span text:style-name="T36">Nos servirá para identificar cada vértice y distinguirlo del resto.</text:span></text:p>
        </text:list-item>
        <text:list-item>
          <text:p text:style-name="P41"><text:span text:style-name="T15">var</text:span><text:span text:style-name="T32">: variable que está asociada con el vértice. Como hemos visto antes, cada nivel de vértices tiene asociada una variable. Las variables se numeran como enteros mayores que cero </text:span><text:span text:style-name="T35">indicando de esta forma el orden que tienen en el árbol, esto es </text:span><text:span text:style-name="T26">var</text:span><text:span text:style-name="T8">i</text:span><text:span text:style-name="T35"> precede a </text:span><text:span text:style-name="T26">var</text:span><text:span text:style-name="T8">j</text:span><text:span text:style-name="T35"> si y solamente si </text:span><text:span text:style-name="T26">var</text:span><text:span text:style-name="T8">i </text:span><text:span text:style-name="T26">&lt; var</text:span><text:span text:style-name="T8">j</text:span></text:p>
        </text:list-item>
        <text:list-item>
          <text:p text:style-name="P41"><text:span text:style-name="T15">low</text:span><text:span text:style-name="T32">: referencia al vértice que se toma cuando se la ruta toma el valor 0 para el vértice actual.</text:span></text:p>
        </text:list-item>
        <text:list-item>
          <text:p text:style-name="P41"><text:span text:style-name="T15">high</text:span><text:span text:style-name="T32">: referencia al vértice que se toma cuando se la ruta toma el valor 1 para el vértice actual.</text:span></text:p>
        </text:list-item>
      </text:list>
      <text:p text:style-name="P44"><text:span text:style-name="T32">No se permiten ciclos en el árbol, esto es,</text:span></text:p>
      <text:p text:style-name="P43"><text:span text:style-name="T66">Para todo vértice v, </text:span>v.low = u ↔ v.var &lt; u.var<text:note text:id="ftn0" text:note-class="footnote"><text:note-citation>2</text:note-citation><text:note-body><text:p text:style-name="P48">En este documento usaremos la notación orientada a objetos para indicar que la propiedad pertenece al objeto, de manera que <text:span text:style-name="T15">v.var</text:span> indica la variable del vértice <text:span text:style-name="T15">v</text:span>.</text:p></text:note-body></text:note></text:p>
      <text:p text:style-name="P39"><text:span text:style-name="T33">A </text:span><text:span text:style-name="T15">low</text:span><text:span text:style-name="T32"> y </text:span><text:span text:style-name="T15">high</text:span><text:span text:style-name="T32"> se le llama los descendientes de cada vértice y cumplen las siguientes propiedades:</text:span></text:p>
      <text:p text:style-name="P45"><text:span text:style-name="T32">Sean </text:span><text:span text:style-name="T15">v</text:span><text:span text:style-name="T32"> y </text:span><text:span text:style-name="T15">u</text:span><text:span text:style-name="T32"> vértices del árbol.</text:span></text:p>
      <text:list xml:id="list5469964274480391522" text:style-name="L73">
        <text:list-item>
          <text:p text:style-name="P42">v.low != v.<text:span text:style-name="T65">high</text:span></text:p>
        </text:list-item>
        <text:list-item>
          <text:p text:style-name="P40"><text:span text:style-name="T15">v.low = u.low </text:span><text:span text:style-name="T32">AND</text:span><text:span text:style-name="T15"> v.high = u.high </text:span><text:span text:style-name="T32">AND</text:span><text:span text:style-name="T15"> v.var = u.var </text:span><text:span text:style-name="T25">↔ v = u</text:span><text:span text:style-name="T34"> </text:span></text:p>
        </text:list-item>
      </text:list>
      <text:p text:style-name="P37"><text:span text:style-name="T33">Existen unos vértices especiales constantes:</text:span></text:p>
      <text:list xml:id="list3696339145947507667" text:style-name="L72">
        <text:list-item>
          <text:p text:style-name="P38"><text:span text:style-name="T32">1: {id=1, low=null, high=null}</text:span></text:p>
        </text:list-item>
        <text:list-item>
          <text:p text:style-name="P38"><text:soft-page-break/><text:span text:style-name="T32">0: {id=0, low=null, high=null}</text:span></text:p>
        </text:list-item>
      </text:list>
      <text:h text:style-name="Heading_20_2" text:outline-level="2"><text:bookmark-start text:name="__RefHeading__4476_1570387257"/>Implementación<text:bookmark-end text:name="__RefHeading__4476_1570387257"/></text:h>
      <text:p text:style-name="P22">Las implementaciones actuales están basadas en </text:p>
      <text:p text:style-name="P24">Nuestr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478_1570387257"/>Operaciones <text:bookmark-end text:name="__RefHeading__4478_1570387257"/></text:h>
      <text:h text:style-name="P10" text:outline-level="2"><text:bookmark-start text:name="__DdeLink__364_1232685182"/><text:bookmark-start text:name="__RefHeading__240_1232685182"/>Apply<text:bookmark-end text:name="__DdeLink__364_1232685182"/><text:bookmark-end text:name="__RefHeading__240_1232685182"/></text:h>
      <text:p text:style-name="P21"><text:span text:style-name="T44">El algoritmo APPLY que permite ejecutar una operación binaria lógica entre dos árboles BDD <text:s/>fue detallada en [BRYANT1986].</text:span></text:p>
      <text:p text:style-name="P21"><text:span text:style-name="T45">Nuestro pseudocódigo es el siguiente:</text:span></text:p>
      <text:p text:style-name="P20"><text:span text:style-name="Source_20_Text"># </text:span><text:span text:style-name="Source_20_Text"><text:span text:style-name="T45">Construye una nueva clave para cada vértice</text:span></text:span></text:p>
      <text:p text:style-name="P20"><text:span text:style-name="Source_20_Text">makeUniqueKey(var_index, low, high):</text:span></text:p>
      <text:p text:style-name="P20"><text:span text:style-name="Source_20_Text"><text:s text:c="8"/>if(low==null &amp;&amp; high==null):</text:span></text:p>
      <text:p text:style-name="P20"><text:span text:style-name="Source_20_Text"><text:s text:c="12"/>return var_index+"-"+"NULL"+"-"+"NULL";</text:span></text:p>
      <text:p text:style-name="P20"><text:span text:style-name="Source_20_Text"><text:s text:c="8"/>return var_index+"-"+low.index+"-"+high.index</text:span></text:p>
      <text:p text:style-name="P20"><text:span text:style-name="Source_20_Text"/></text:p>
      <text:p text:style-name="P20"><text:span text:style-name="Source_20_Text"># </text:span><text:span text:style-name="Source_20_Text"><text:span text:style-name="T46">Añade un vértice único a la tabla hash</text:span></text:span></text:p>
      <text:p text:style-name="P20"><text:span text:style-name="Source_20_Text">addNewVertex(var_index, low, high):</text:span></text:p>
      <text:p text:style-name="P23"><text:span text:style-name="Source_20_Text"><text:s text:c="8"/># </text:span><text:span text:style-name="Source_20_Text"><text:span text:style-name="T46">Obtiene la siguiente clave e incrementa el contador global</text:span></text:span></text:p>
      <text:p text:style-name="P20"><text:span text:style-name="Source_20_Text"><text:s text:c="8"/>index = getNextKey()</text:span></text:p>
      <text:p text:style-name="P20"><text:span text:style-name="Source_20_Text"><text:s text:c="8"/>v = new Vertex(index, var_index, low, high)</text:span></text:p>
      <text:p text:style-name="P20"><text:span text:style-name="Source_20_Text"><text:s text:c="8"/>T[index] = v</text:span></text:p>
      <text:p text:style-name="P20"><text:span text:style-name="Source_20_Text"><text:s text:c="8"/>U[makeUniqueKey(var_index, low, high)] = v</text:span></text:p>
      <text:p text:style-name="P20"><text:span text:style-name="Source_20_Text"><text:s text:c="8"/>V[var_index].add(v)</text:span></text:p>
      <text:p text:style-name="P20"><text:span text:style-name="Source_20_Text"><text:s text:c="8"/>return v</text:span></text:p>
      <text:p text:style-name="P20"><text:span text:style-name="Source_20_Text"/></text:p>
      <text:p text:style-name="P20"><text:span text:style-name="Source_20_Text"># </text:span><text:span text:style-name="Source_20_Text"><text:span text:style-name="T47">Añade un vértice no-redundante a la tabla hash</text:span></text:span></text:p>
      <text:p text:style-name="P20"><text:span text:style-name="Source_20_Text">addVertex(var, low, high):</text:span></text:p>
      <text:p text:style-name="P20"><text:span text:style-name="Source_20_Text"><text:s text:c="8"/>vertexUniqueKey = makeUniqueKey(var_index, low, high)</text:span></text:p>
      <text:p text:style-name="P20"><text:span text:style-name="Source_20_Text"><text:s text:c="8"/>if(uniqueKey <text:s/>in U):</text:span></text:p>
      <text:p text:style-name="P20"><text:span text:style-name="Source_20_Text"><text:s text:c="12"/>return U[uniqueKey]</text:span></text:p>
      <text:p text:style-name="P20"><text:span text:style-name="Source_20_Text"><text:s text:c="8"/>return addNewVertex(var, low, high)</text:span></text:p>
      <text:p text:style-name="P20"/>
      <text:p text:style-name="P20"><text:span text:style-name="Source_20_Text"># </text:span><text:span text:style-name="Source_20_Text"><text:span text:style-name="T47">Aplica el algoritmo Apply a dos vértices</text:span></text:span></text:p>
      <text:p text:style-name="P20"><text:span text:style-name="Source_20_Text">applyVertices(Vertex v1, Vertex v2):</text:span></text:p>
      <text:p text:style-name="P20"><text:span text:style-name="Source_20_Text"><text:s text:c="8"/># </text:span><text:span text:style-name="Source_20_Text"><text:span text:style-name="T48">Clave h</text:span></text:span><text:span text:style-name="Source_20_Text">ash </text:span><text:span text:style-name="Source_20_Text"><text:span text:style-name="T48">del subárbol de estos dos vértices</text:span></text:span></text:p>
      <text:p text:style-name="P20"><text:span text:style-name="Source_20_Text"><text:s text:c="8"/>String key = "1-" + v1.index + "+2-" + v2.index</text:span></text:p>
      <text:p text:style-name="P20"><text:soft-page-break/><text:span text:style-name="Source_20_Text"><text:s text:c="8"/>if( key in G ):</text:span></text:p>
      <text:p text:style-name="P20"><text:span text:style-name="Source_20_Text"><text:s text:c="12"/>return G[key]</text:span></text:p>
      <text:p text:style-name="P20"><text:span text:style-name="Source_20_Text"><text:s text:c="8"/></text:span></text:p>
      <text:p text:style-name="P20"><text:bookmark-start text:name="__DdeLink__304_1232685182"/><text:span text:style-name="Source_20_Text"><text:s text:c="8"/></text:span><text:bookmark-end text:name="__DdeLink__304_1232685182"/><text:span text:style-name="Source_20_Text">if(v1.isLeaf() &amp;&amp; v2.isLeaf()):</text:span></text:p>
      <text:p text:style-name="P20"><text:span text:style-name="Source_20_Text"><text:s text:c="16"/># op </text:span><text:span text:style-name="Source_20_Text"><text:span text:style-name="T48">e</text:span></text:span><text:span text:style-name="Source_20_Text">s </text:span><text:span text:style-name="Source_20_Text"><text:span text:style-name="T48">la operación boolean entre dos vértices hoja</text:span></text:span></text:p>
      <text:p text:style-name="P20"><text:span text:style-name="Source_20_Text"><text:s text:c="16"/># </text:span><text:span text:style-name="Source_20_Text"><text:span text:style-name="T48">(que pueden ser true o false)</text:span></text:span></text:p>
      <text:p text:style-name="P20"><text:span text:style-name="Source_20_Text"><text:s text:c="12"/>if(op(v1,v2)):</text:span></text:p>
      <text:p text:style-name="P20"><text:span text:style-name="Source_20_Text"><text:s text:c="16"/>return True # </text:span><text:span text:style-name="Source_20_Text"><text:span text:style-name="T49">Vértice con el valor true</text:span></text:span></text:p>
      <text:p text:style-name="P20"><text:span text:style-name="Source_20_Text"><text:s text:c="12"/>return False <text:s/># </text:span><text:span text:style-name="Source_20_Text"><text:span text:style-name="T49">Vértice con el valor false</text:span></text:span></text:p>
      <text:p text:style-name="P20"><text:span text:style-name="Source_20_Text"><text:s text:c="8"/></text:span></text:p>
      <text:p text:style-name="P20"><text:span text:style-name="Source_20_Text"><text:s text:c="8"/>var = -1</text:span></text:p>
      <text:p text:style-name="P20"><text:span text:style-name="Source_20_Text"><text:s text:c="8"/>low = null</text:span></text:p>
      <text:p text:style-name="P20"><text:span text:style-name="Source_20_Text"><text:s text:c="8"/>high = null</text:span></text:p>
      <text:p text:style-name="P20"><text:span text:style-name="Source_20_Text"><text:s text:c="8"/></text:span><text:span text:style-name="Source_20_Text"><text:span text:style-name="T61">#</text:span></text:span><text:span text:style-name="Source_20_Text"> v1.index &lt; v2.index</text:span></text:p>
      <text:p text:style-name="P20"><text:span text:style-name="Source_20_Text"><text:s text:c="8"/>if (!v1.isLeaf() and (v2.isLeaf() or v1.variable &lt; v2.variable)):</text:span></text:p>
      <text:p text:style-name="P20"><text:span text:style-name="Source_20_Text"><text:s text:c="12"/>var = v1.variable;</text:span></text:p>
      <text:p text:style-name="P20"><text:span text:style-name="Source_20_Text"><text:s text:c="12"/>low = applyVertex(v1.low, v2)</text:span></text:p>
      <text:p text:style-name="P20"><text:span text:style-name="Source_20_Text"><text:s text:c="12"/>high = applyVertex(v1.high, v2)</text:span></text:p>
      <text:p text:style-name="P20"><text:span text:style-name="Source_20_Text"><text:s text:c="8"/>else if (v1.isLeaf() or v1.variable &gt; v2.variable):</text:span></text:p>
      <text:p text:style-name="P20"><text:span text:style-name="Source_20_Text"><text:s text:c="12"/>var = v2.variable</text:span></text:p>
      <text:p text:style-name="P20"><text:span text:style-name="Source_20_Text"><text:s text:c="12"/>low = applyVertex(v1, v2.low)</text:span></text:p>
      <text:p text:style-name="P20"><text:span text:style-name="Source_20_Text"><text:s text:c="12"/>high = applyVertex(v1, v2.high)</text:span></text:p>
      <text:p text:style-name="P20"><text:span text:style-name="Source_20_Text"><text:s text:c="8"/>else:</text:span></text:p>
      <text:p text:style-name="P20"><text:span text:style-name="Source_20_Text"><text:s text:c="12"/>var = v1.variable</text:span></text:p>
      <text:p text:style-name="P20"><text:span text:style-name="Source_20_Text"><text:s text:c="12"/>low = applyVertex(v1.low, v2.low)</text:span></text:p>
      <text:p text:style-name="P20"><text:span text:style-name="Source_20_Text"><text:s text:c="12"/>high = applyVertex(v1.high, v2.high)</text:span></text:p>
      <text:p text:style-name="P20"><text:span text:style-name="Source_20_Text"/></text:p>
      <text:p text:style-name="P20"><text:span text:style-name="Source_20_Text"><text:s text:c="8"/></text:span><text:span text:style-name="Source_20_Text"><text:span text:style-name="T61">#</text:span></text:span><text:span text:style-name="Source_20_Text"> </text:span><text:span text:style-name="Source_20_Text"><text:span text:style-name="T50">Respeta la propiedad de no-redundancia</text:span></text:span><text:span text:style-name="Source_20_Text">:</text:span></text:p>
      <text:p text:style-name="P20"><text:span text:style-name="Source_20_Text"><text:s text:c="8"/></text:span><text:span text:style-name="Source_20_Text"><text:span text:style-name="T61">#</text:span></text:span><text:span text:style-name="Source_20_Text"> "</text:span><text:span text:style-name="Source_20_Text"><text:span text:style-name="T56">Ningún vértice ha de tener como low y high a un único vértice.</text:span></text:span><text:span text:style-name="Source_20_Text">"</text:span></text:p>
      <text:p text:style-name="P20"><text:span text:style-name="Source_20_Text"><text:s text:c="8"/>if(low.index == high.index):</text:span></text:p>
      <text:p text:style-name="P20"><text:span text:style-name="Source_20_Text"><text:s text:c="12"/>return low</text:span></text:p>
      <text:p text:style-name="P20"><text:span text:style-name="Source_20_Text"><text:s text:c="8"/></text:span></text:p>
      <text:p text:style-name="P20"><text:span text:style-name="Source_20_Text"><text:s text:c="8"/></text:span><text:span text:style-name="Source_20_Text"><text:span text:style-name="T61">#</text:span></text:span><text:span text:style-name="Source_20_Text"> </text:span><text:span text:style-name="Source_20_Text"><text:span text:style-name="T56">Respeta la propiedad de unicidad</text:span></text:span><text:span text:style-name="Source_20_Text">:</text:span></text:p>
      <text:p text:style-name="P20"><text:span text:style-name="Source_20_Text"><text:s text:c="8"/></text:span><text:span text:style-name="Source_20_Text"><text:span text:style-name="T61">#</text:span></text:span><text:span text:style-name="Source_20_Text"> "</text:span><text:span text:style-name="Source_20_Text"><text:span text:style-name="T56">Ningún vértice ha de tener la misma variable y vértices</text:span></text:span></text:p>
      <text:p text:style-name="P20"><text:span text:style-name="Source_20_Text"><text:s text:c="8"/></text:span><text:span text:style-name="Source_20_Text"><text:span text:style-name="T61">#</text:span></text:span><text:span text:style-name="Source_20_Text"> low </text:span><text:span text:style-name="Source_20_Text"><text:span text:style-name="T56">y</text:span></text:span><text:span text:style-name="Source_20_Text"> high </text:span><text:span text:style-name="Source_20_Text"><text:span text:style-name="T56">que otro</text:span></text:span><text:span text:style-name="Source_20_Text">."</text:span></text:p>
      <text:p text:style-name="P20"><text:span text:style-name="Source_20_Text"><text:s text:c="8"/>Vertex u = addVertex(var, low, high)</text:span></text:p>
      <text:p text:style-name="P20"><text:span text:style-name="Source_20_Text"><text:s text:c="8"/>G[key] = u</text:span></text:p>
      <text:p text:style-name="P20"><text:span text:style-name="Source_20_Text"><text:s text:c="8"/>return u;</text:span></text:p>
      <text:p text:style-name="P20"><text:span text:style-name="Source_20_Text"/></text:p>
      <text:p text:style-name="P20"/>
      <text:p text:style-name="P20"><text:soft-page-break/><text:span text:style-name="Source_20_Text"># </text:span><text:span text:style-name="Source_20_Text"><text:span text:style-name="T57">Llamada al algoritmo de apply</text:span></text:span></text:p>
      <text:p text:style-name="P20"><text:span text:style-name="Source_20_Text">apply(operation, bdd1, bdd2):</text:span></text:p>
      <text:p text:style-name="P20"><text:span text:style-name="Source_20_Text"><text:tab/># Caché </text:span><text:span text:style-name="Source_20_Text"><text:span text:style-name="T57">para evitar cálculos repetidos</text:span></text:span></text:p>
      <text:p text:style-name="P20"><text:span text:style-name="Source_20_Text"><text:s text:c="6"/>G = {}</text:span></text:p>
      <text:p text:style-name="P20"><text:span text:style-name="Source_20_Text"><text:s text:c="6"/>String function = bdd1.function + “ “+operation+“ “+bdd2.function</text:span></text:p>
      <text:p text:style-name="P30"><text:span text:style-name="Source_20_Text"><text:s text:c="6"/># </text:span><text:span text:style-name="Source_20_Text"><text:span text:style-name="T58">Llenar la tabla hash T que contiene el nuevo árbol</text:span></text:span></text:p>
      <text:p text:style-name="P30"><text:span text:style-name="Source_20_Text"><text:span text:style-name="Source_20_Text"><text:span text:style-name="T58"><text:s text:c="6"/># con vértices de bdd1 y bdd2</text:span></text:span></text:span></text:p>
      <text:p text:style-name="P20"><text:span text:style-name="Source_20_Text"><text:s text:c="6"/>root = appyVertex(bdd1.root, bdd2.root)</text:span></text:p>
      <text:p text:style-name="P20"><text:span text:style-name="Source_20_Text"><text:s text:c="6"/># </text:span><text:span text:style-name="Source_20_Text"><text:span text:style-name="T57">Construcción del nuevo BDD</text:span></text:span></text:p>
      <text:p text:style-name="P20"><text:span text:style-name="Source_20_Text"><text:s text:c="6"/></text:span><text:span text:style-name="Source_20_Text"><text:span text:style-name="T57">return</text:span></text:span><text:span text:style-name="Source_20_Text"> new BDD(function, root)</text:span></text:p>
      <text:h text:style-name="P10" text:outline-level="2"><text:bookmark-start text:name="__RefHeading__411_1232685182"/>Restrict<text:bookmark-end text:name="__RefHeading__411_1232685182"/></text:h>
      <text:p text:style-name="P31"><text:span text:style-name="T61">Esta operación asigna valores booleanos a algunas variables, de esta forma restringiendo la ruta desde la raíz del árbol y obteniendo un nuevo árbol de menor tamaño.</text:span></text:p>
      <text:p text:style-name="P31"><text:span text:style-name="Source_20_Text"># </text:span><text:span text:style-name="Source_20_Text"><text:span text:style-name="T61">Obtiene una nueva raíz de un BDD basándose en el BDD con raíz v</text:span></text:span></text:p>
      <text:p text:style-name="P31"><text:span text:style-name="Source_20_Text"><text:span text:style-name="T61"># y con una asignación</text:span></text:span><text:span text:style-name="Source_20_Text"> </text:span><text:span text:style-name="Source_20_Text"><text:span text:style-name="T61">de valores booleanos en algunas variables</text:span></text:span></text:p>
      <text:p text:style-name="P20"><text:span text:style-name="Source_20_Text">restrictFromVertex(v, assignement):</text:span></text:p>
      <text:p text:style-name="P20"><text:span text:style-name="Source_20_Text"><text:s text:c="8"/>if(v.isLeaf()):</text:span></text:p>
      <text:p text:style-name="P20"><text:span text:style-name="Source_20_Text"><text:s text:c="12"/># </text:span><text:span text:style-name="Source_20_Text"><text:span text:style-name="T61">Hay un único vértice 1 ó 0</text:span></text:span></text:p>
      <text:p text:style-name="P20"><text:span text:style-name="Source_20_Text"><text:s text:c="12"/>return T[v.index]</text:span></text:p>
      <text:p text:style-name="P20"><text:span text:style-name="Source_20_Text"><text:s text:c="8"/>if(v.variable in assignement):</text:span></text:p>
      <text:p text:style-name="P20"><text:span text:style-name="Source_20_Text"><text:s text:c="12"/>boolean value = assignement[v.variable]</text:span></text:p>
      <text:p text:style-name="P20"><text:span text:style-name="Source_20_Text"><text:s text:c="12"/>if(value):</text:span></text:p>
      <text:p text:style-name="P20"><text:span text:style-name="Source_20_Text"><text:s text:c="16"/>return restrictFromVertex(v.high, assignement)</text:span></text:p>
      <text:p text:style-name="P20"><text:span text:style-name="Source_20_Text"><text:s text:c="12"/>else:</text:span></text:p>
      <text:p text:style-name="P20"><text:span text:style-name="Source_20_Text"><text:s text:c="16"/>return restrictFromVertex(v.low, assignement)</text:span></text:p>
      <text:p text:style-name="P20"><text:span text:style-name="Source_20_Text"><text:s text:c="8"/>else:</text:span></text:p>
      <text:p text:style-name="P20"><text:span text:style-name="Source_20_Text"><text:s text:c="12"/>low = restrictFromVertex(v.low, assignement)</text:span></text:p>
      <text:p text:style-name="P20"><text:span text:style-name="Source_20_Text"><text:s text:c="12"/>high = restrictFromVertex(v.high, assignement)</text:span></text:p>
      <text:p text:style-name="P20"><text:span text:style-name="Source_20_Text"><text:s text:c="12"/>if(low.index == high.index)</text:span></text:p>
      <text:p text:style-name="P20"><text:span text:style-name="Source_20_Text"><text:s text:c="16"/>return low</text:span></text:p>
      <text:p text:style-name="P20"><text:span text:style-name="Source_20_Text"><text:s text:c="12"/>return addVertex(v.variable, low, high)</text:span></text:p>
      <text:p text:style-name="P20"/>
      <text:p text:style-name="P31"><text:span text:style-name="Source_20_Text"># </text:span><text:span text:style-name="Source_20_Text"><text:span text:style-name="T61">Obtiene un nuevo BDD basándose en este BDD junto con una</text:span></text:span></text:p>
      <text:p text:style-name="P31"><text:span text:style-name="Source_20_Text"><text:span text:style-name="T61"># asignación booleana a algunas variables</text:span></text:span><text:span text:style-name="Source_20_Text">.</text:span></text:p>
      <text:p text:style-name="P20"><text:span text:style-name="Source_20_Text">restrict(bdd, assignement):</text:span></text:p>
      <text:p text:style-name="P20"><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20"><text:span text:style-name="Source_20_Text"><text:s text:c="8"/>rfunction = bdd.function</text:span></text:p>
      <text:p text:style-name="P20"><text:span text:style-name="Source_20_Text"><text:s text:c="8"/>for(pair : assignement.pairs()):</text:span></text:p>
      <text:p text:style-name="P20"><text:span text:style-name="Source_20_Text"><text:s text:c="12"/>variable = VARIABLES[pair.key]</text:span></text:p>
      <text:p text:style-name="P20"><text:soft-page-break/><text:span text:style-name="Source_20_Text"><text:s text:c="12"/>value = pair.value</text:span></text:p>
      <text:p text:style-name="P20"><text:span text:style-name="Source_20_Text"><text:s text:c="12"/>rfunction = rfunction.replace(variable, value)</text:span></text:p>
      <text:p text:style-name="P20"><text:span text:style-name="Source_20_Text"><text:s text:c="8"/>return new BDD(rfunction, restrictedBDD)</text:span></text:p>
      <text:h text:style-name="P10" text:outline-level="2"><text:bookmark-start text:name="__RefHeading__767_871160097"/>Swap<text:bookmark-end text:name="__RefHeading__767_871160097"/></text:h>
      <text:p text:style-name="P32">Esta operación intercambia dos niveles del árbol. El objetivo es tener una operación que permita obtener algunos vértices huérfanos, de forma que se puedan eliminar y por tanto reduciendo el tamaño del árbol.</text:p>
      <text:p text:style-name="P33"><text:span text:style-name="T62">La implementación es ignorada en la mayoría de los trabajos de la bibliografía y en ellos se indica [Rud93] como referencia. Para comprender mejor esta operación se pueden ver las notas del mismos autor en el taller [Rud93W]. Se recomienda leer estos trabajos y después leer [5], en el que se da un algoritmo más claro y que es similar a nuestra implementación.</text:span></text:p>
      <text:p text:style-name="P34"><text:span text:style-name="Source_20_Text"><text:span text:style-name="T63"># Reemplaza el vértice v (si tiene la variable varJ)</text:span></text:span></text:p>
      <text:p text:style-name="P34"><text:span text:style-name="Source_20_Text"><text:span text:style-name="T63"># con el vértice del siguiente nivel</text:span></text:span></text:p>
      <text:p text:style-name="P20"><text:span text:style-name="Source_20_Text">swapVertex(Vertex v, int varJ):</text:span></text:p>
      <text:p text:style-name="P20"><text:span text:style-name="Source_20_Text"><text:s text:c="8"/>swapWasMade = false</text:span></text:p>
      <text:p text:style-name="P20"><text:span text:style-name="Source_20_Text"><text:s text:c="8"/>varI = v.variable</text:span></text:p>
      <text:p text:style-name="P20"><text:span text:style-name="Source_20_Text"/></text:p>
      <text:p text:style-name="P20"><text:span text:style-name="Source_20_Text"><text:s text:c="8"/>low = v.low</text:span></text:p>
      <text:p text:style-name="P20"><text:span text:style-name="Source_20_Text"><text:s text:c="8"/>high = v.high</text:span></text:p>
      <text:p text:style-name="P20"><text:span text:style-name="Source_20_Text"/></text:p>
      <text:p text:style-name="P20"><text:span text:style-name="Source_20_Text"><text:s text:c="8"/>A = null</text:span></text:p>
      <text:p text:style-name="P20"><text:span text:style-name="Source_20_Text"><text:s text:c="8"/>B = null</text:span></text:p>
      <text:p text:style-name="P20"><text:span text:style-name="Source_20_Text"><text:s text:c="8"/>if (!low.isLeaf()):</text:span></text:p>
      <text:p text:style-name="P20"><text:span text:style-name="Source_20_Text"><text:s text:c="12"/>A = low.low</text:span></text:p>
      <text:p text:style-name="P20"><text:span text:style-name="Source_20_Text"><text:s text:c="12"/>B = low.high</text:span></text:p>
      <text:p text:style-name="P20"><text:span text:style-name="Source_20_Text"><text:s text:c="8"/>else:</text:span></text:p>
      <text:p text:style-name="P20"><text:span text:style-name="Source_20_Text"><text:s text:c="12"/>A = low</text:span></text:p>
      <text:p text:style-name="P20"><text:span text:style-name="Source_20_Text"><text:s text:c="12"/>B = low</text:span></text:p>
      <text:p text:style-name="P20"><text:span text:style-name="Source_20_Text"/></text:p>
      <text:p text:style-name="P20"><text:span text:style-name="Source_20_Text"><text:s text:c="8"/>C = null</text:span></text:p>
      <text:p text:style-name="P20"><text:span text:style-name="Source_20_Text"><text:s text:c="8"/>D = null</text:span></text:p>
      <text:p text:style-name="P20"><text:span text:style-name="Source_20_Text"><text:s text:c="8"/>if (!high.isLeaf()) :</text:span></text:p>
      <text:p text:style-name="P20"><text:span text:style-name="Source_20_Text"><text:s text:c="12"/>C = high.low()</text:span></text:p>
      <text:p text:style-name="P20"><text:span text:style-name="Source_20_Text"><text:s text:c="12"/>D = high.high()</text:span></text:p>
      <text:p text:style-name="P20"><text:span text:style-name="Source_20_Text"><text:s text:c="8"/>else:</text:span></text:p>
      <text:p text:style-name="P20"><text:span text:style-name="Source_20_Text"><text:s text:c="12"/>C = high</text:span></text:p>
      <text:p text:style-name="P20"><text:span text:style-name="Source_20_Text"><text:s text:c="12"/>D = high</text:span></text:p>
      <text:p text:style-name="P20"><text:span text:style-name="Source_20_Text"/></text:p>
      <text:p text:style-name="P20"><text:span text:style-name="Source_20_Text"><text:s text:c="8"/>newLow = null</text:span></text:p>
      <text:p text:style-name="P20"><text:span text:style-name="Source_20_Text"><text:s text:c="8"/>newHigh = null</text:span></text:p>
      <text:p text:style-name="P20"><text:soft-page-break/><text:span text:style-name="Source_20_Text"/></text:p>
      <text:p text:style-name="P20"><text:span text:style-name="Source_20_Text"><text:s text:c="8"/></text:span><text:span text:style-name="Source_20_Text"><text:span text:style-name="T63">#</text:span></text:span><text:span text:style-name="Source_20_Text"> Cas</text:span><text:span text:style-name="Source_20_Text"><text:span text:style-name="T63">o</text:span></text:span><text:span text:style-name="Source_20_Text"> a:</text:span></text:p>
      <text:p text:style-name="P20"><text:span text:style-name="Source_20_Text"><text:s text:c="8"/>if (low != null &amp;&amp; low.variable == varJ &amp;&amp;</text:span></text:p>
      <text:p text:style-name="P20"><text:span text:style-name="Source_20_Text"><text:tab/><text:tab/><text:tab/>(high == null || high.variable != varJ)):</text:span></text:p>
      <text:p text:style-name="P20"><text:span text:style-name="Source_20_Text"><text:s text:c="12"/>newLow = addWithoutRedundant(varI, A, C)</text:span></text:p>
      <text:p text:style-name="P20"><text:span text:style-name="Source_20_Text"><text:s text:c="12"/>newHigh = addWithoutRedundant(varI, B, C)</text:span></text:p>
      <text:p text:style-name="P20"><text:span text:style-name="Source_20_Text"><text:s text:c="12"/>setVertex(v, varJ, newLow, newHigh)</text:span></text:p>
      <text:p text:style-name="P20"><text:span text:style-name="Source_20_Text"><text:s text:c="12"/>swapWasMade = true</text:span></text:p>
      <text:p text:style-name="P20"><text:span text:style-name="Source_20_Text"><text:s text:c="8"/></text:span><text:span text:style-name="Source_20_Text"><text:span text:style-name="T63">#</text:span></text:span><text:span text:style-name="Source_20_Text"> Cas</text:span><text:span text:style-name="Source_20_Text"><text:span text:style-name="T63">o</text:span></text:span><text:span text:style-name="Source_20_Text"> b:</text:span></text:p>
      <text:p text:style-name="P20"><text:span text:style-name="Source_20_Text"><text:s text:c="8"/>else if ((low == null || low.variable != varJ) &amp;&amp;</text:span></text:p>
      <text:p text:style-name="P20"><text:span text:style-name="Source_20_Text"><text:tab/><text:tab/><text:tab/>(high != null &amp;&amp; high.variable == varJ)):</text:span></text:p>
      <text:p text:style-name="P20"><text:span text:style-name="Source_20_Text"><text:s text:c="12"/>newLow = addWithoutRedundant(varI, A, B)</text:span></text:p>
      <text:p text:style-name="P20"><text:span text:style-name="Source_20_Text"><text:s text:c="12"/>newHigh = addWithoutRedundant(varI, A, C)</text:span></text:p>
      <text:p text:style-name="P20"><text:span text:style-name="Source_20_Text"><text:s text:c="12"/>setVertex(v, varJ, newLow, newHigh)</text:span></text:p>
      <text:p text:style-name="P20"><text:span text:style-name="Source_20_Text"><text:s text:c="12"/>swapWasMade = true</text:span></text:p>
      <text:p text:style-name="P20"><text:span text:style-name="Source_20_Text"><text:s text:c="8"/></text:span><text:span text:style-name="Source_20_Text"><text:span text:style-name="T63">#</text:span></text:span><text:span text:style-name="Source_20_Text"> Cas</text:span><text:span text:style-name="Source_20_Text"><text:span text:style-name="T63">o</text:span></text:span><text:span text:style-name="Source_20_Text"> c:</text:span></text:p>
      <text:p text:style-name="P20"><text:span text:style-name="Source_20_Text"><text:s text:c="8"/>else if ((low != null &amp;&amp; low.variable == varJ) &amp;&amp;</text:span></text:p>
      <text:p text:style-name="P20"><text:span text:style-name="Source_20_Text"><text:tab/><text:tab/><text:tab/>(high != null &amp;&amp; high.variable == varJ)):</text:span></text:p>
      <text:p text:style-name="P20"><text:span text:style-name="Source_20_Text"><text:s text:c="12"/>newLow = addWithoutRedundant(varI, A, C)</text:span></text:p>
      <text:p text:style-name="P20"><text:span text:style-name="Source_20_Text"><text:s text:c="12"/>newHigh = addWithoutRedundant(varI, B, D)</text:span></text:p>
      <text:p text:style-name="P20"><text:span text:style-name="Source_20_Text"><text:s text:c="12"/>this.setVertex(v, varJ, newLow, newHigh)</text:span></text:p>
      <text:p text:style-name="P20"><text:span text:style-name="Source_20_Text"><text:s text:c="12"/>swapWasMade = true</text:span></text:p>
      <text:p text:style-name="P20"><text:span text:style-name="Source_20_Text"><text:s text:c="8"/></text:span><text:span text:style-name="Source_20_Text"><text:span text:style-name="T63">#</text:span></text:span><text:span text:style-name="Source_20_Text"> Cas</text:span><text:span text:style-name="Source_20_Text"><text:span text:style-name="T63">o</text:span></text:span><text:span text:style-name="Source_20_Text"> d:</text:span></text:p>
      <text:p text:style-name="P20"><text:span text:style-name="Source_20_Text"><text:s text:c="8"/>else if ((low == null || low.variable != varJ) &amp;&amp;</text:span></text:p>
      <text:p text:style-name="P20"><text:span text:style-name="Source_20_Text"><text:tab/><text:tab/><text:tab/>(high == null || high.variable != varJ)):</text:span></text:p>
      <text:p text:style-name="P20"><text:span text:style-name="Source_20_Text"><text:s text:c="12"/>swapWasMade = false</text:span></text:p>
      <text:p text:style-name="P20"><text:span text:style-name="Source_20_Text"><text:s text:c="8"/></text:span><text:span text:style-name="Source_20_Text"><text:span text:style-name="T63">#</text:span></text:span><text:span text:style-name="Source_20_Text"> Cas</text:span><text:span text:style-name="Source_20_Text"><text:span text:style-name="T63">o</text:span></text:span><text:span text:style-name="Source_20_Text"> e:</text:span></text:p>
      <text:p text:style-name="P20"><text:span text:style-name="Source_20_Text"><text:s text:c="8"/>else if ((low == null || low.variable != varJ) &amp;&amp; high == null):</text:span></text:p>
      <text:p text:style-name="P20"><text:span text:style-name="Source_20_Text"><text:s text:c="12"/>swapWasMade = false</text:span></text:p>
      <text:p text:style-name="P20"><text:span text:style-name="Source_20_Text"/></text:p>
      <text:p text:style-name="P20"><text:span text:style-name="Source_20_Text"><text:s text:c="8"/>return swapWasMade</text:span></text:p>
      <text:p text:style-name="P20"/>
      <text:p text:style-name="P20"><text:s text:c="4"/></text:p>
      <text:p text:style-name="P20"/>
      <text:p text:style-name="P35"/>
      <text:p text:style-name="P34"><text:soft-page-break/><text:span text:style-name="Source_20_Text"><text:span text:style-name="T63"># Intercambia un nivel con el siguiente</text:span></text:span></text:p>
      <text:p text:style-name="P20"><text:span text:style-name="Source_20_Text">swap(int level):</text:span></text:p>
      <text:p text:style-name="P20"><text:span text:style-name="Source_20_Text"><text:s text:c="4"/></text:span></text:p>
      <text:p text:style-name="P20"><text:span text:style-name="Source_20_Text"><text:s text:c="8"/></text:span><text:span text:style-name="Source_20_Text"><text:span text:style-name="T63"># Si es el último nivel, ignorar</text:span></text:span></text:p>
      <text:p text:style-name="P20"><text:span text:style-name="Source_20_Text"><text:s text:c="8"/>if(level == variables.size()-1)</text:span></text:p>
      <text:p text:style-name="P20"><text:span text:style-name="Source_20_Text"><text:s text:c="12"/>return false</text:span></text:p>
      <text:p text:style-name="P20"><text:span text:style-name="Source_20_Text"><text:s text:c="4"/></text:span></text:p>
      <text:p text:style-name="P20"><text:span text:style-name="Source_20_Text"><text:s text:c="8"/>variableI = variables.getVariableInPosition(level)</text:span></text:p>
      <text:p text:style-name="P20"><text:span text:style-name="Source_20_Text"><text:s text:c="8"/>variableJ = variables.getVariableInPosition(level+1)</text:span></text:p>
      <text:p text:style-name="P20"><text:span text:style-name="Source_20_Text"><text:s text:c="6"/></text:span></text:p>
      <text:p text:style-name="P20"><text:span text:style-name="Source_20_Text"><text:s text:c="8"/>boolean swapWasMade = false</text:span></text:p>
      <text:p text:style-name="P20"><text:span text:style-name="Source_20_Text"/></text:p>
      <text:p text:style-name="P20"><text:span text:style-name="Source_20_Text"><text:s text:c="8"/>verticesOfThisLevel = V[variableI]</text:span></text:p>
      <text:p text:style-name="P20"><text:span text:style-name="Source_20_Text"><text:s text:c="8"/>for(Vertex v : verticesOfThisLevel):</text:span></text:p>
      <text:p text:style-name="P20"><text:span text:style-name="Source_20_Text"><text:s text:c="12"/>swapWasMade = swapWasMade || swapVertex(v, variableJ)</text:span></text:p>
      <text:p text:style-name="P20"><text:span text:style-name="Source_20_Text"><text:s text:c="4"/></text:span></text:p>
      <text:p text:style-name="P20"><text:span text:style-name="Source_20_Text"><text:s text:c="8"/>variables.swap(variableI, variableJ);</text:span></text:p>
      <text:p text:style-name="P20"><text:span text:style-name="Source_20_Text"><text:s text:c="8"/>return swapWasMade</text:span></text:p>
      <text:p text:style-name="Standard"/>
      <text:p text:style-name="Standard"/>
      <text:h text:style-name="Heading_20_1" text:outline-level="1"><text:bookmark-start text:name="__RefHeading__115_201455433"/>Solución<text:bookmark-end text:name="__RefHeading__115_201455433"/></text:h>
      <text:p text:style-name="Standard"/>
      <text:h text:style-name="Heading_20_1" text:outline-level="1"><text:bookmark-start text:name="__RefHeading__117_201455433"/>Diseño del software<text:bookmark-end text:name="__RefHeading__117_201455433"/></text:h>
      <text:p text:style-name="Standard"/>
      <text:h text:style-name="Heading_20_1" text:outline-level="1"><text:bookmark-start text:name="__RefHeading__119_201455433"/>Experimentos y resultados<text:bookmark-end text:name="__RefHeading__119_201455433"/></text:h>
      <text:p text:style-name="Standard"/>
      <text:h text:style-name="Heading_20_1" text:outline-level="1"><text:bookmark-start text:name="__RefHeading__121_201455433"/>Bibliografía<text:bookmark-end text:name="__RefHeading__121_201455433"/></text:h>
      <text:p text:style-name="Text_20_body"><text:span text:style-name="T42">[BRYANT1986] </text:span>Graph-Based Algorithms for Boolean Function Manipulation, Randal E. Bryant, 1986</text:p>
      <text:p text:style-name="P17">[1] Symbolic Boolean Manipulation with Ordered Binary Decision Diagrams, Randal E. Bryant. Carnegie Mellon University.</text:p>
      <text:p text:style-name="P17">[2] Binary Decision Diagrams. Fabio SOMENZI. Department of Electrical and Computer Engineering. University of Colorado at Boulder.</text:p>
      <text:p text:style-name="P17">[3] Efficient implementation of a BDD package, Karl S. Brace, Richard L. Rudell, Randal E. Bryant. </text:p>
      <text:p text:style-name="P17">[4] Implementation of an Efficient Parallel BDD Package. Tony Stornetta, Forrest Brewer.</text:p>
      <text:p text:style-name="P17">[Rud93] <text:span text:style-name="Emphasis">Dynamic variable </text:span>ordering for ordered binary decision diagrams. Richard L. Rudell 1993.</text:p>
      <text:p text:style-name="P17"><text:bookmark-start text:name="__DdeLink__756_871160097"/>[Rud93W]<text:bookmark-end text:name="__DdeLink__756_871160097"/> BDDs: Implementation Issues &amp; Variable Ordering. Richard Rudell 1993.</text:p>
      <text:p text:style-name="P17">[5] Incremental <text:s/>Reduction of Binary Decision Diagrams. R. Jacobi, N. Calazans, C. Trulle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OpenSymbol2" svg:font-family="OpenSymbol, 'Arial Unicode MS'"/>
    <style:font-face style:name="sans-serif" svg:font-family="sans-serif"/>
    <style:font-face style:name="F" svg:font-family=""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2" style:font-size-asian="10.5pt"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07T20:51:32.856427000</dc:date>
    <meta:editing-duration>PT9H23M25S</meta:editing-duration>
    <meta:editing-cycles>122</meta:editing-cycles>
    <meta:generator>LibreOffice/4.1.0.4$MacOSX_x86 LibreOffice_project/89ea49ddacd9aa532507cbf852f2bb22b1ace28</meta:generator>
    <meta:document-statistic meta:table-count="5" meta:image-count="0" meta:object-count="0" meta:page-count="22" meta:paragraph-count="398" meta:word-count="2847" meta:character-count="18308" meta:non-whitespace-character-count="14453"/>
  </office:meta>
</office:document-meta>
</file>